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7A000003A581A1133A28EB583B.png" manifest:media-type="image/png"/>
  <manifest:file-entry manifest:full-path="Pictures/10000201000006420000041E24EC2E7DD04855CF.png" manifest:media-type="image/png"/>
  <manifest:file-entry manifest:full-path="Pictures/10000201000003A20000029EEF7F865281E6F537.png" manifest:media-type="image/png"/>
  <manifest:file-entry manifest:full-path="Pictures/1000020100000349000002531B3CC8D800F9F07C.png" manifest:media-type="image/png"/>
  <manifest:file-entry manifest:full-path="Pictures/10000201000004ED0000047912A22AEF0195A070.png" manifest:media-type="image/png"/>
  <manifest:file-entry manifest:full-path="Pictures/10000201000003490000025335A1D7BC1D2484FE.png" manifest:media-type="image/png"/>
  <manifest:file-entry manifest:full-path="Pictures/10003F560000741E00005222DCBAF45DDBCD8347.svg" manifest:media-type="image/svg+xml"/>
  <manifest:file-entry manifest:full-path="Pictures/100002010000048A0000043CFF80B58F4BE0C0DC.png" manifest:media-type="image/png"/>
  <manifest:file-entry manifest:full-path="Pictures/10000201000004BA000002F9286BEA9627662F73.png" manifest:media-type="image/png"/>
  <manifest:file-entry manifest:full-path="Pictures/1000020100000349000002533EEA9DC0EE8D8361.png" manifest:media-type="image/png"/>
  <manifest:file-entry manifest:full-path="Pictures/1000A8A60000741E00005222A2DCFD8C8A63BF76.svg" manifest:media-type="image/svg+xml"/>
  <manifest:file-entry manifest:full-path="Pictures/10004D430000741E0000522238613A8F93440121.svg" manifest:media-type="image/svg+xml"/>
  <manifest:file-entry manifest:full-path="Pictures/100002010000025200000349A47EC54FFD67A245.png" manifest:media-type="image/png"/>
  <manifest:file-entry manifest:full-path="Pictures/1000635D0000741E00005222AAF754B46290D3C5.svg" manifest:media-type="image/svg+xml"/>
  <manifest:file-entry manifest:full-path="Pictures/10000201000002C2000000E45587BD98A75F51E5.png" manifest:media-type="image/png"/>
  <manifest:file-entry manifest:full-path="Pictures/100024C2000054490000774F261190C6E586C4DF.svg" manifest:media-type="image/svg+xml"/>
  <manifest:file-entry manifest:full-path="Pictures/10003E6C0000741E0000522247FE1B5C52343C27.svg" manifest:media-type="image/svg+xml"/>
  <manifest:file-entry manifest:full-path="Pictures/1000129D000054490000774F02042EF66FF29538.svg" manifest:media-type="image/svg+xml"/>
  <manifest:file-entry manifest:full-path="Pictures/10000201000005610000042F05FCB87BF45F7A21.png" manifest:media-type="image/png"/>
  <manifest:file-entry manifest:full-path="Pictures/1000433C0000741E000052227BCD58D8B826C925.svg" manifest:media-type="image/svg+xml"/>
  <manifest:file-entry manifest:full-path="Pictures/1000106200002B390000257AC0EBE67FB878A854.svg" manifest:media-type="image/svg+xml"/>
  <manifest:file-entry manifest:full-path="Pictures/10000201000004C30000033487E86C58F97C6D44.png" manifest:media-type="image/png"/>
  <manifest:file-entry manifest:full-path="Pictures/10005CD70000741E0000522244529CDC2E0DD1B9.svg" manifest:media-type="image/svg+xml"/>
  <manifest:file-entry manifest:full-path="Pictures/10000201000003CF0000016E2CD18498D6310737.png" manifest:media-type="image/png"/>
  <manifest:file-entry manifest:full-path="Pictures/1000020100000220000000B8C1E88730ED5306ED.png" manifest:media-type="image/png"/>
  <manifest:file-entry manifest:full-path="Pictures/100002010000042F00000565E42DF79B70B37F57.png" manifest:media-type="image/png"/>
  <manifest:file-entry manifest:full-path="Pictures/100002010000034900000253B234A31FD35B8644.png" manifest:media-type="image/png"/>
  <manifest:file-entry manifest:full-path="Pictures/10000201000006520000041E8AA17D8B3C0B0A53.png" manifest:media-type="image/png"/>
  <manifest:file-entry manifest:full-path="Pictures/100064950000741E00005222C3CABCE652ACA66C.svg" manifest:media-type="image/svg+xml"/>
  <manifest:file-entry manifest:full-path="Pictures/1000866D0000741E00005222BFD5C6E2A26FC66C.svg" manifest:media-type="image/svg+xml"/>
  <manifest:file-entry manifest:full-path="Pictures/10000201000004B1000004071342987DA0B477F8.png" manifest:media-type="image/png"/>
  <manifest:file-entry manifest:full-path="Pictures/10000201000002520000034924F229367709279C.png" manifest:media-type="image/png"/>
  <manifest:file-entry manifest:full-path="Pictures/1000020100000429000000706F4111A611B856E1.png" manifest:media-type="image/png"/>
  <manifest:file-entry manifest:full-path="Pictures/10000201000003E20000040B7534A39459701174.png" manifest:media-type="image/png"/>
  <manifest:file-entry manifest:full-path="Pictures/1000BD330000741E000052221690D5802B537C28.svg" manifest:media-type="image/svg+xml"/>
  <manifest:file-entry manifest:full-path="Pictures/1000020100000349000002531D34DE2A49D80DE7.png" manifest:media-type="image/png"/>
  <manifest:file-entry manifest:full-path="Pictures/10000201000003D1000002C381392C88822570B8.png" manifest:media-type="image/png"/>
  <manifest:file-entry manifest:full-path="Pictures/1000020100000349000002532145C8789BA5C9E6.png" manifest:media-type="image/png"/>
  <manifest:file-entry manifest:full-path="Pictures/1000020100000252000003494BA57BDB44C3989A.png" manifest:media-type="image/png"/>
  <manifest:file-entry manifest:full-path="Pictures/10000201000003490000025327647E1F997D6A73.png" manifest:media-type="image/png"/>
  <manifest:file-entry manifest:full-path="Pictures/1000020100000349000002534315B66D4D04139C.png" manifest:media-type="image/png"/>
  <manifest:file-entry manifest:full-path="Pictures/10000201000001A20000016B48CDF81F7857D5D4.png" manifest:media-type="image/png"/>
  <manifest:file-entry manifest:full-path="Pictures/100002010000034900000253955CFBBE530BC899.png" manifest:media-type="image/png"/>
  <manifest:file-entry manifest:full-path="Pictures/10002B070000741E00005222C7BA083CA5F34A66.svg" manifest:media-type="image/svg+xml"/>
  <manifest:file-entry manifest:full-path="Pictures/100013CA000054490000774F1568B232D7D8EB6D.svg" manifest:media-type="image/svg+xml"/>
  <manifest:file-entry manifest:full-path="Pictures/100002010000034900000253A7353DB5AF37BB04.png" manifest:media-type="image/png"/>
  <manifest:file-entry manifest:full-path="Pictures/10000201000003490000025351E7C6A51D33BC3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1.893cm" fo:min-width="17.206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921cm"/>
      <style:paragraph-properties style:writing-mode="lr-tb"/>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2.25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1cm, 0.335cm, 0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1cm, 0.334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344cm, 0cm)" draw:image-opacity="100%" style:mirror="none"/>
    </style:style>
    <style:style style:name="pr1" style:family="presentation" style:parent-style-name="Default-title">
      <style:graphic-properties fo:min-height="3.452cm"/>
      <style:paragraph-properties style:writing-mode="lr-tb"/>
    </style:style>
    <style:style style:name="pr2" style:family="presentation" style:parent-style-name="Default-subtitle">
      <style:graphic-properties draw:fill-color="#ffffff" fo:min-height="5.6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paragraph-properties style:writing-mode="lr-tb"/>
    </style:style>
    <style:style style:name="pr7" style:family="presentation" style:parent-style-name="Default-title">
      <style:graphic-properties fo:min-height="3.473cm"/>
      <style:paragraph-properties style:writing-mode="lr-tb"/>
    </style:style>
    <style:style style:name="P1" style:family="paragraph">
      <style:paragraph-properties fo:line-height="115%"/>
    </style:style>
    <style:style style:name="P2" style:family="paragraph">
      <style:paragraph-properties fo:line-height="115%"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style>
    <style:style style:name="P5" style:family="paragraph">
      <style:paragraph-properties fo:text-align="center"/>
    </style:style>
    <style:style style:name="P6" style:family="paragraph">
      <loext:graphic-properties draw:fill="none" draw:fill-color="#ffffff"/>
      <style:paragraph-properties style:writing-mode="lr-tb"/>
    </style:style>
    <style:style style:name="P7" style:family="paragraph">
      <loext:graphic-properties draw:fill-color="#ffffff"/>
      <style:paragraph-properties style:writing-mode="lr-tb"/>
    </style:style>
    <style:style style:name="P8" style:family="paragraph">
      <style:paragraph-properties fo:margin-left="0cm" fo:margin-right="0cm" fo:margin-top="0.499cm" fo:margin-bottom="0cm" fo:line-height="100%" fo:text-align="start" fo:text-indent="0cm" style:text-autospace="ideograph-alpha" style:punctuation-wrap="simple" style:line-break="strict">
        <style:tab-stops/>
      </style:paragraph-properties>
      <style:text-properties fo:hyphenate="false"/>
    </style:style>
    <style:style style:name="P9" style:family="paragraph">
      <loext:graphic-properties draw:fill="none"/>
      <style:paragraph-properties fo:text-align="center"/>
    </style:style>
    <style:style style:name="P10" style:family="paragraph">
      <style:paragraph-properties style:text-autospace="none"/>
    </style:style>
    <style:style style:name="P11" style:family="paragraph">
      <loext:graphic-properties draw:fill="none" draw:fill-color="#ffffff"/>
      <style:paragraph-properties style:text-autospace="none" style:writing-mode="lr-tb"/>
      <style:text-properties style:use-window-font-color="true" fo:font-size="12pt" style:font-size-asian="12pt" style:font-size-complex="12pt"/>
    </style:style>
    <style:style style:name="P12" style:family="paragraph">
      <style:paragraph-properties fo:margin-left="0cm" fo:margin-right="0cm" fo:margin-top="0.499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3" style:family="paragraph">
      <style:paragraph-properties fo:margin-left="0.6cm" fo:margin-right="0cm" fo:text-indent="-0.6cm"/>
    </style:style>
    <style:style style:name="P14" style:family="paragraph">
      <style:paragraph-properties fo:margin-left="0cm" fo:margin-right="0cm" fo:margin-top="0.4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AR PL SungtiL GB"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 style:family="text">
      <style:text-properties fo:font-size="32pt" style:font-size-asian="32pt" style:font-size-complex="32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0pt" style:font-size-asian="20pt" style:font-size-complex="20pt"/>
    </style:style>
    <style:style style:name="T6" style:family="text">
      <style:text-properties fo:font-size="48pt" style:font-size-asian="48pt" style:font-size-complex="48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20pt"/>
    </style:style>
    <style:style style:name="T10" style:family="text">
      <style:text-properties fo:font-size="20pt" fo:font-style="italic" style:font-style-asian="italic" style:font-style-complex="italic"/>
    </style:style>
    <style:style style:name="T11" style:family="text">
      <style:text-properties fo:font-size="20pt" fo:font-style="normal" style:font-style-asian="normal" style:font-style-complex="normal"/>
    </style:style>
    <style:style style:name="T12" style:family="text">
      <style:text-properties fo:font-variant="normal" fo:text-transform="none" fo:color="#000096"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5844c"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804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9933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282828"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96"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640032"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9933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71e3"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282828"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96"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640032"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9933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0% 100%" style:font-name="Liberation Sans" fo:font-size="32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32pt" style:language-asian="zh" style:country-asian="CN" style:font-style-asian="normal" style:font-weight-asian="normal" style:font-name-complex="Lohit Devanagari" style:font-size-complex="3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452cm" svg:x="1.401cm" svg:y="2.348cm" presentation:class="title" presentation:user-transformed="true">
          <draw:text-box>
            <text:p text:style-name="P1"><text:span text:style-name="T1">Nine Projects, One Codebase</text:span><text:span text:style-name="T1"><text:line-break/></text:span><text:span text:style-name="T2">A Static Search Engine for Digital Editions</text:span></text:p>
          </draw:text-box>
        </draw:frame>
        <draw:frame presentation:style-name="pr2" draw:text-style-name="P3" draw:layer="layout" svg:width="25.199cm" svg:height="5.6cm" svg:x="1.416cm" svg:y="7.822cm" presentation:class="subtitle" presentation:user-transformed="true">
          <draw:text-box>
            <text:p><text:span text:style-name="T3">Martin Holmes </text:span></text:p>
            <text:p><text:span text:style-name="T4">(Humanities Computing and Media Centre at the University of Victoria)</text:span><text:span text:style-name="T3"><text:line-break/></text:span><text:span text:style-name="T3"><text:line-break/></text:span><text:span text:style-name="T3"><text:line-break/></text:span><text:span text:style-name="T3">Joey Takeda</text:span></text:p>
            <text:p><text:span text:style-name="T5">(Digital Humanities Innovation Lab at Simon Fraser University)</text:span></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2.629cm" svg:x="1.401cm" svg:y="0.628cm" presentation:class="title" presentation:user-transformed="true">
          <draw:text-box>
            <text:p>Project Endings</text:p>
          </draw:text-box>
        </draw:frame>
        <draw:frame draw:style-name="gr2" draw:text-style-name="P6" draw:layer="layout" svg:width="17.706cm" svg:height="2.143cm" svg:x="5.147cm" svg:y="6.9cm">
          <draw:text-box>
            <text:p text:style-name="P5"><text:span text:style-name="T6"><text:a xlink:href="https://endings.uvic.ca/" xlink:type="simple">https://endings.uvic.ca/</text:a></text:span></text:p>
          </draw:text-box>
        </draw:frame>
        <presentation:notes draw:style-name="dp2">
          <draw:page-thumbnail draw:style-name="gr1" draw:layer="layout" svg:width="18.624cm" svg:height="10.476cm" svg:x="1.482cm" svg:y="2.123cm" draw:page-number="2" presentation:class="page"/>
          <draw:frame presentation:style-name="pr3" draw:text-style-name="P7" draw:layer="layout" svg:width="17.271cm" svg:height="12.572cm" svg:x="2.159cm" svg:y="13.271cm" presentation:class="notes" presentation:user-transformed="true">
            <draw:text-box>
              <text:p text:style-name="P4">A collaborative project based out of the University of Victoria, the Endings Project has outlined a set of principles for preserving digital humanities projects from the outset.</text:p>
              <text:p text:style-name="P4"/>
              <text:p text:style-name="P4">We’ve been successful in creating static websites for even large digital humanities projects, like <text:span text:style-name="T7">The Map of Early Modern London</text:span><text:span text:style-name="T8">, which is comprised of over [[GET NUMBER]] densely interlinked documents.</text:span></text:p>
            </draw:text-box>
          </draw:frame>
        </presentation:notes>
      </draw:page>
      <draw:page draw:name="page3" draw:style-name="dp1" draw:master-page-name="Default" presentation:presentation-page-layout-name="AL2T1">
        <office:forms form:automatic-focus="false" form:apply-design-mode="false"/>
        <draw:frame presentation:style-name="pr4" draw:text-style-name="P4" draw:layer="layout" svg:width="25.199cm" svg:height="2.629cm" svg:x="1.401cm" svg:y="0.628cm" presentation:class="title" presentation:user-transformed="true">
          <draw:text-box>
            <text:p>Project Endings</text:p>
          </draw:text-box>
        </draw:frame>
        <draw:frame presentation:style-name="pr5" draw:text-style-name="P4" draw:layer="layout" svg:width="25.199cm" svg:height="9.134cm" svg:x="1.4cm" svg:y="3.685cm" presentation:class="outline" presentation:user-transformed="true">
          <draw:text-box>
            <text:list text:style-name="L3">
              <text:list-item>
                <text:p>Static Websites</text:p>
                <text:list>
                  <text:list-item>
                    <text:p>No server side dependencies</text:p>
                  </text:list-item>
                  <text:list-item>
                    <text:p>Strictly XHTML5 + CSS + Vanilla JS</text:p>
                  </text:list-item>
                  <text:list-item>
                    <text:p>Best chance for preservation 50 years + (we hope)</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7" draw:layer="layout" svg:width="17.271cm" svg:height="12.572cm" svg:x="2.159cm" svg:y="13.271cm" presentation:class="notes" presentation:user-transformed="true">
            <draw:text-box>
              <text:p text:style-name="P4">A collaborative project based out of the University of Victoria, the Endings Project has outlined a set of principles for preserving digital humanities projects from the outset.</text:p>
              <text:p text:style-name="P4"/>
              <text:p text:style-name="P4">We’ve been successful in creating static websites for even large digital humanities projects, like <text:span text:style-name="T7">The Map of Early Modern London</text:span><text:span text:style-name="T8">, which is comprised of over [[GET NUMBER]] densely interlinked documents.</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Endings Projects</text:p>
          </draw:text-box>
        </draw:frame>
        <draw:frame presentation:style-name="pr6" draw:text-style-name="P4" draw:layer="layout" svg:width="25.199cm" svg:height="9.134cm" svg:x="1.201cm" svg:y="4.085cm" presentation:class="outline" presentation:user-transformed="true">
          <draw:text-box>
            <text:list text:style-name="L3">
              <text:list-item>
                <text:p text:style-name="P8">My Norse Digital Image Repository (<text:a xlink:href="https://myndir.uvic.ca/" xlink:type="simple">myndir.uvic.ca</text:a>)</text:p>
              </text:list-item>
              <text:list-item>
                <text:p>Map of Early Modern London (<text:a xlink:href="https://mapoflondon.uvic.ca/" xlink:type="simple">mapoflondon.uvic.ca</text:a>)</text:p>
              </text:list-item>
              <text:list-item>
                <text:p>The Winnifred Eaton Archive (<text:a xlink:href="https://winnifredeatonarchive.org/" xlink:type="simple">winnifredeatonarchive.org</text:a>)</text:p>
              </text:list-item>
              <text:list-item>
                <text:p>Mapping Keats’s Progress (<text:a xlink:href="https://johnkeats.uvic.ca/" xlink:type="simple">johnkeats.uvic.ca</text:a>)</text:p>
              </text:list-item>
              <text:list-item>
                <text:p>Robert Graves Diary (<text:a xlink:href="https://graves.uvic.ca/" xlink:type="simple">graves.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lemdo.uvic.ca/" xlink:type="simple">lemdo.uvic.ca</text:a>)</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header>
                <text:p/>
                <text:p/>
              </text:list-header>
            </text:list>
          </draw:text-box>
        </draw:frame>
        <presentation:notes draw:style-name="dp2">
          <draw:page-thumbnail draw:style-name="gr1" draw:layer="layout" svg:width="18.624cm" svg:height="10.476cm" svg:x="1.482cm" svg:y="2.123cm" draw:page-number="5"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6"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header>
                    <text:p/>
                  </text:list-header>
                </text:list>
                <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7"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p/>
                  </text:list-item>
                </text:list>
                <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8"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
                <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9"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item>
                    <text:p>Wildcard search</text:p>
                  </text:list-item>
                </text:list>
                <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item>
                    <text:p>Wildcard search</text:p>
                  </text:list-item>
                  <text:list-item>
                    <text:p>Filtered search (by date, by author, +++)</text:p>
                  </text:list-item>
                </text:list>
                <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draw:frame draw:style-name="gr3" draw:text-style-name="P9" draw:layer="layout" svg:width="24.8cm" svg:height="2.541cm" svg:x="1.6cm" svg:y="9.6cm">
          <draw:image xlink:href="Pictures/1000020100000429000000706F4111A611B856E1.png" xlink:type="simple" xlink:show="embed" xlink:actuate="onLoad" loext:mime-type="image/png">
            <text:p/>
          </draw:image>
        </draw:frame>
        <draw:frame draw:style-name="gr3" draw:text-style-name="P9" draw:layer="layout" svg:width="6.499cm" svg:height="2.198cm" svg:x="10.751cm" svg:y="4.6cm">
          <draw:image xlink:href="Pictures/1000020100000220000000B8C1E88730ED5306ED.png" xlink:type="simple" xlink:show="embed" xlink:actuate="onLoad" loext:mime-type="image/png">
            <text:p/>
          </draw:image>
        </draw:frame>
        <draw:frame draw:style-name="gr4" draw:text-style-name="P6" draw:layer="layout" svg:width="1.421cm" svg:height="0.962cm" svg:x="17.379cm" svg:y="4.238cm">
          <draw:text-box>
            <text:p>TM</text:p>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draw:text-box>
              <text:p text:style-name="P4"><text:span text:style-name="T9">But these don’t really meet our needs. As the recent removal of the free Google Maps API demonstrates, Google makes no guarantee that their services will persist into the future</text:span></text:p>
              <text:p text:style-name="P4"><text:span text:style-name="T9"/></text:p>
              <text:p text:style-name="P4"><text:span text:style-name="T9">And Javascript libraries like Lunr index the entirety of a website </text:span><text:span text:style-name="T10">in </text:span><text:span text:style-name="T11">memory, meaning that a site like MoEML—which contains about [[SIZE]] GB of HTML—would bring the browser to its knees.</text:span></text:p>
            </draw:text-box>
          </draw:frame>
        </presentation:notes>
      </draw:page>
      <draw:page draw:name="page14" draw:style-name="dp1" draw:master-page-name="Default" presentation:presentation-page-layout-name="AL2T1">
        <office:forms form:automatic-focus="false" form:apply-design-mode="false"/>
        <draw:frame draw:style-name="gr3" draw:text-style-name="P9" draw:layer="layout" svg:width="22.719cm" svg:height="8.528cm" svg:x="2.8cm" svg:y="2.872cm">
          <draw:image xlink:href="Pictures/10000201000003CF0000016E2CD18498D6310737.png" xlink:type="simple" xlink:show="embed" xlink:actuate="onLoad" loext:mime-type="image/png">
            <text:p/>
          </draw:image>
        </draw:frame>
        <presentation:notes draw:style-name="dp2">
          <draw:page-thumbnail draw:style-name="gr1" draw:layer="layout" svg:width="18.624cm" svg:height="10.476cm" svg:x="1.482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draw:frame draw:style-name="gr3" draw:text-style-name="P9" draw:layer="layout" svg:width="7.6cm" svg:height="5.6cm" svg:x="5.6cm" svg:y="4cm">
          <draw:image xlink:href="Pictures/10000201000004C30000033487E86C58F97C6D44.png" xlink:type="simple" xlink:show="embed" xlink:actuate="onLoad" loext:mime-type="image/png">
            <text:p/>
          </draw:image>
        </draw:frame>
        <draw:frame draw:style-name="gr3" draw:text-style-name="P9" draw:layer="layout" svg:width="7.488cm" svg:height="5.806cm" svg:x="14.2cm" svg:y="3.994cm">
          <draw:image xlink:href="Pictures/10000201000004BA000002F9286BEA9627662F73.png" xlink:type="simple" xlink:show="embed" xlink:actuate="onLoad" loext:mime-type="image/png">
            <text:p/>
          </draw:image>
        </draw:frame>
        <presentation:notes draw:style-name="dp2">
          <draw:page-thumbnail draw:style-name="gr1" draw:layer="layout" svg:width="18.624cm" svg:height="10.476cm" svg:x="1.482cm" svg:y="2.123cm" draw:page-number="15"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list-item>
              <text:list-item>
                <text:p>Too many documents to put in one index</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draw:style-name="gr3" draw:text-style-name="P9" draw:layer="layout" svg:width="8.531cm" svg:height="11.001cm" svg:x="16.269cm" svg:y="3.799cm">
          <draw:image xlink:href="Pictures/100002010000042F00000565E42DF79B70B37F57.png" xlink:type="simple" xlink:show="embed" xlink:actuate="onLoad" loext:mime-type="image/png">
            <text:p/>
          </draw:image>
        </draw:frame>
        <presentation:notes draw:style-name="dp2">
          <draw:page-thumbnail draw:style-name="gr1" draw:layer="layout" svg:width="18.624cm" svg:height="10.476cm" svg:x="1.482cm" svg:y="2.123cm" draw:page-number="18"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presentation:style-name="pr5" draw:text-style-name="P4" draw:layer="layout" svg:width="14.2cm" svg:height="10.6cm" svg:x="1.4cm" svg:y="4cm" presentation:class="outline" presentation:user-transformed="true">
          <draw:text-box>
            <text:list text:style-name="L3">
              <text:list-item>
                <text:p><text:a xlink:href="https://github.com/projectEndings/staticSearch" xlink:type="simple">https://github.com/projectEndings/staticSearch</text:a></text:p>
              </text:list-item>
              <text:list-item>
                <text:p>Features include:</text:p>
                <text:list>
                  <text:list-item>
                    <text:p>stemmed search</text:p>
                  </text:list-item>
                  <text:list-item>
                    <text:p>wildcards</text:p>
                  </text:list-item>
                  <text:list-item>
                    <text:p>exact phrase</text:p>
                  </text:list-item>
                  <text:list-item>
                    <text:p>filter-only searches</text:p>
                  </text:list-item>
                  <text:list-item>
                    <text:p>keyword-in-context results</text:p>
                  </text:list-item>
                </text:list>
                <text:p><text:line-break/></text:p>
              </text:list-item>
            </text:list>
          </draw:text-box>
        </draw:frame>
        <draw:frame draw:style-name="gr3" draw:text-style-name="P9" draw:layer="layout" svg:width="8.531cm" svg:height="11.001cm" svg:x="17.3cm" svg:y="3.685cm">
          <draw:image xlink:href="Pictures/100002010000042F00000565E42DF79B70B37F57.png" xlink:type="simple" xlink:show="embed" xlink:actuate="onLoad" loext:mime-type="image/png">
            <text:p/>
          </draw:image>
        </draw:frame>
        <presentation:notes draw:style-name="dp2">
          <draw:page-thumbnail draw:style-name="gr1" draw:layer="layout" svg:width="18.624cm" svg:height="10.476cm" svg:x="1.482cm" svg:y="2.123cm" draw:page-number="19"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2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How it works</text:p>
          </draw:text-box>
        </draw:frame>
        <draw:frame presentation:style-name="pr5" draw:text-style-name="P4"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text-style-name="P4" draw:layer="layout" svg:width="25.199cm" svg:height="2.629cm" svg:x="1.4cm" svg:y="0.628cm" presentation:class="title">
          <draw:text-box>
            <text:p>You have:</text:p>
          </draw:text-box>
        </draw:frame>
        <draw:frame presentation:style-name="pr5" draw:text-style-name="P4" draw:layer="layout" svg:width="15.4cm" svg:height="7.419cm" svg:x="1.4cm" svg:y="5.4cm" presentation:class="outline" presentation:user-transformed="true">
          <draw:text-box>
            <text:list text:style-name="L3">
              <text:list-item>
                <text:p>A collection of HTML files</text:p>
              </text:list-item>
              <text:list-item>
                <text:p>All well-formed &amp; valid XHTML</text:p>
              </text:list-item>
            </text:list>
          </draw:text-box>
        </draw:frame>
        <draw:frame draw:style-name="gr5" draw:text-style-name="P9"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4BA57BDB44C3989A.png" xlink:type="simple" xlink:show="embed" xlink:actuate="onLoad" loext:mime-type="image/png"/>
        </draw:frame>
        <presentation:notes draw:style-name="dp2">
          <draw:page-thumbnail draw:style-name="gr1" draw:layer="layout" svg:width="18.624cm" svg:height="10.476cm" svg:x="1.482cm" svg:y="2.123cm" draw:page-number="21" presentation:class="page"/>
          <draw:frame presentation:style-name="pr3" draw:text-style-name="P7" draw:layer="layout" svg:width="17.271cm" svg:height="12.572cm" svg:x="2.159cm" svg:y="13.271cm" presentation:class="notes">
            <draw:text-box>
              <text:p>We assume that your website consists of HTML5 documents which are all well-formed XML in the XHTML namespace. If they're not, then we can't process them. </text:p>
              <text:p/>
              <text:p>So if your documents are HTML tag soup, you'll have to clean them up and fix them first. But that's a good thing anyway.</text:p>
            </draw:text-box>
          </draw:frame>
        </presentation:notes>
      </draw:page>
      <draw:page draw:name="page22" draw:style-name="dp1" draw:master-page-name="Default" presentation:presentation-page-layout-name="AL2T1">
        <draw:frame presentation:style-name="pr4" draw:text-style-name="P4" draw:layer="layout" svg:width="25.199cm" svg:height="2.629cm" svg:x="1.4cm" svg:y="0.628cm" presentation:class="title">
          <draw:text-box>
            <text:p>You add:</text:p>
          </draw:text-box>
        </draw:frame>
        <draw:frame presentation:style-name="pr5" draw:text-style-name="P4" draw:layer="layout" svg:width="15.199cm" svg:height="9.134cm" svg:x="11.4cm" svg:y="3.685cm" presentation:class="outline" presentation:user-transformed="true">
          <draw:text-box>
            <text:list text:style-name="L3">
              <text:list-item>
                <text:p>An HTML search page containing a special div:<text:line-break/></text:p>
              </text:list-item>
            </text:list>
            <text:p text:style-name="P10"><text:span text:style-name="T12">&lt;div</text:span><text:span text:style-name="T13"> id</text:span><text:span text:style-name="T14">=</text:span><text:span text:style-name="T15">"staticSearch"</text:span><text:span text:style-name="T12">&gt;&lt;/div&gt;</text:span></text:p>
          </draw:text-box>
        </draw:frame>
        <draw:frame draw:style-name="gr5" draw:text-style-name="P9" draw:layer="layout" svg:width="7.353cm" svg:height="10.409cm" svg:x="1.647cm" svg:y="3.991cm">
          <draw:image xlink:href="Pictures/100013CA000054490000774F1568B232D7D8EB6D.svg" xlink:type="simple" xlink:show="embed" xlink:actuate="onLoad" loext:mime-type="image/svg+xml">
            <text:p/>
          </draw:image>
          <draw:image xlink:href="Pictures/10000201000002520000034924F229367709279C.png" xlink:type="simple" xlink:show="embed" xlink:actuate="onLoad" loext:mime-type="image/png"/>
        </draw:frame>
        <presentation:notes draw:style-name="dp2">
          <draw:page-thumbnail draw:style-name="gr1" draw:layer="layout" svg:width="18.624cm" svg:height="10.476cm" svg:x="1.482cm" svg:y="2.123cm" draw:page-number="22" presentation:class="page"/>
          <draw:frame presentation:style-name="pr3" draw:text-style-name="P7" draw:layer="layout" svg:width="17.271cm" svg:height="12.572cm" svg:x="2.159cm" svg:y="13.271cm" presentation:class="notes">
            <draw:text-box>
              <text:p>You need to add one new page to your site: the search page. We prefer that you add that page so that you can ensure that it matches the style of your site. </text:p>
              <text:p/>
              <text:p>The only thing that must be in it is a single div element with the id "staticSearch". Our build process will put the search functionality into that div. If that div already has stuff in it, then it will be emptied first.</text:p>
            </draw:text-box>
          </draw:frame>
        </presentation:notes>
      </draw:page>
      <draw:page draw:name="page23" draw:style-name="dp1" draw:master-page-name="Default" presentation:presentation-page-layout-name="AL2T1">
        <draw:frame presentation:style-name="pr4" draw:text-style-name="P4" draw:layer="layout" svg:width="25.199cm" svg:height="2.629cm" svg:x="1.4cm" svg:y="0.628cm" presentation:class="title">
          <draw:text-box>
            <text:p>You add:</text:p>
          </draw:text-box>
        </draw:frame>
        <draw:frame presentation:style-name="pr5" draw:text-style-name="P4" draw:layer="layout" svg:width="15.4cm" svg:height="7.419cm" svg:x="1.4cm" svg:y="5.4cm" presentation:class="outline" presentation:user-transformed="true">
          <draw:text-box>
            <text:list text:style-name="L3">
              <text:list-item>
                <text:p>Some metadata elements to support search filters:<text:line-break/><text:line-break/><text:span text:style-name="T12">&lt;meta</text:span><text:span text:style-name="T13"> name</text:span><text:span text:style-name="T14">=</text:span><text:span text:style-name="T15">"Document type"</text:span><text:span text:style-name="T13"> class</text:span><text:span text:style-name="T14">=</text:span><text:span text:style-name="T15">"staticSearch.desc"</text:span><text:span text:style-name="T13"> content</text:span><text:span text:style-name="T14">=</text:span><text:span text:style-name="T15">"Poems"</text:span><text:span text:style-name="T13"> </text:span><text:span text:style-name="T16">/&gt;</text:span></text:p>
              </text:list-item>
            </text:list>
          </draw:text-box>
        </draw:frame>
        <draw:frame draw:style-name="gr5" draw:text-style-name="P9"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4BA57BDB44C3989A.png" xlink:type="simple" xlink:show="embed" xlink:actuate="onLoad" loext:mime-type="image/png"/>
        </draw:frame>
        <presentation:notes draw:style-name="dp2">
          <draw:page-thumbnail draw:style-name="gr1" draw:layer="layout" svg:width="18.624cm" svg:height="10.476cm" svg:x="1.482cm" svg:y="2.123cm" draw:page-number="23" presentation:class="page"/>
          <draw:frame presentation:style-name="pr3" draw:text-style-name="P3" draw:layer="layout" svg:width="17.271cm" svg:height="12.572cm" svg:x="2.159cm" svg:y="13.271cm" presentation:class="notes">
            <draw:text-box>
              <text:p><text:span text:style-name="T9">If you only want a text search, then that's all you have to do. But if you also want some search filters, such as dates or document types, then you'll need to add the information required for those filters into the metadata of your HTML files. </text:span></text:p>
              <text:p><text:span text:style-name="T9"/></text:p>
              <text:p><text:span text:style-name="T9">Here you see a document type filter element, which specifies that the document containing it falls into the "Poems" category.</text:span></text:p>
            </draw:text-box>
          </draw:frame>
        </presentation:notes>
      </draw:page>
      <draw:page draw:name="page24" draw:style-name="dp1" draw:master-page-name="Default" presentation:presentation-page-layout-name="AL2T1">
        <draw:frame presentation:style-name="pr4" draw:text-style-name="P4" draw:layer="layout" svg:width="25.199cm" svg:height="2.629cm" svg:x="1.4cm" svg:y="0.628cm" presentation:class="title">
          <draw:text-box>
            <text:p>You create:</text:p>
          </draw:text-box>
        </draw:frame>
        <draw:frame presentation:style-name="pr5" draw:text-style-name="P4" draw:layer="layout" svg:width="14.399cm" svg:height="8.219cm" svg:x="12.2cm" svg:y="4.6cm" presentation:class="outline" presentation:user-transformed="true">
          <draw:text-box>
            <text:list text:style-name="L3">
              <text:list-item>
                <text:p>A configuration file (XML) to specify the features and constraints for your search engine</text:p>
              </text:list-item>
            </text:list>
          </draw:text-box>
        </draw:frame>
        <draw:frame draw:style-name="gr5" draw:text-style-name="P9" draw:layer="layout" svg:width="6.646cm" svg:height="9.409cm" svg:x="3.554cm" svg:y="4.391cm">
          <draw:image xlink:href="Pictures/1000129D000054490000774F02042EF66FF29538.svg" xlink:type="simple" xlink:show="embed" xlink:actuate="onLoad" loext:mime-type="image/svg+xml">
            <text:p/>
          </draw:image>
          <draw:image xlink:href="Pictures/100002010000025200000349A47EC54FFD67A245.png" xlink:type="simple" xlink:show="embed" xlink:actuate="onLoad" loext:mime-type="image/png"/>
        </draw:frame>
        <presentation:notes draw:style-name="dp2">
          <draw:page-thumbnail draw:style-name="gr1" draw:layer="layout" svg:width="18.624cm" svg:height="10.476cm" svg:x="1.482cm" svg:y="2.123cm" draw:page-number="24" presentation:class="page"/>
          <draw:frame presentation:style-name="pr3" draw:text-style-name="P3" draw:layer="layout" svg:width="17.271cm" svg:height="12.572cm" svg:x="2.159cm" svg:y="13.271cm" presentation:class="notes">
            <draw:text-box>
              <text:p><text:span text:style-name="T9">Next, you need to create a simple XML file to specify the parameters you want to apply to your search. This is covered in our documentation, and there is a schema to validate it so that you know you've got it right. </text:span></text:p>
              <text:p><text:span text:style-name="T9"/></text:p>
              <text:p><text:span text:style-name="T9">That document tells the staticSearch build process where your HTML files are and where the search page is, and it also allows you to configure things like weighting, so you can specify for example that hits in headings count more heavily than hits inside paragraphs.</text:span></text:p>
            </draw:text-box>
          </draw:frame>
        </presentation:notes>
      </draw:page>
      <draw:page draw:name="page25" draw:style-name="dp1" draw:master-page-name="Default" presentation:presentation-page-layout-name="AL2T1">
        <draw:frame draw:style-name="gr5" draw:text-style-name="P9" draw:layer="layout" svg:width="22.265cm" svg:height="15.749cm" svg:x="2.876cm" svg:y="-0.009cm">
          <draw:image xlink:href="Pictures/10003F560000741E00005222DCBAF45DDBCD8347.svg" xlink:type="simple" xlink:show="embed" xlink:actuate="onLoad" loext:mime-type="image/svg+xml">
            <text:p/>
          </draw:image>
          <draw:image xlink:href="Pictures/1000020100000349000002531D34DE2A49D80DE7.png" xlink:type="simple" xlink:show="embed" xlink:actuate="onLoad" loext:mime-type="image/png"/>
        </draw:frame>
        <presentation:notes draw:style-name="dp2">
          <draw:page-thumbnail draw:style-name="gr1" draw:layer="layout" svg:width="18.624cm" svg:height="10.476cm" svg:x="1.482cm" svg:y="2.123cm" draw:page-number="25" presentation:class="page"/>
          <draw:frame presentation:style-name="pr3" draw:text-style-name="P3" draw:layer="layout" svg:width="17.271cm" svg:height="12.572cm" svg:x="2.159cm" svg:y="13.271cm" presentation:class="notes">
            <draw:text-box>
              <text:p><text:span text:style-name="T9">So you have your HTML collection with its search page and your configuration file.</text:span></text:p>
              <text:p><text:span text:style-name="T9"/></text:p>
              <text:p><text:span text:style-name="T9">You run the staticSearch build process (which requires Ant). This is what happens:</text:span></text:p>
            </draw:text-box>
          </draw:frame>
        </presentation:notes>
      </draw:page>
      <draw:page draw:name="page26" draw:style-name="dp1" draw:master-page-name="Default" presentation:presentation-page-layout-name="AL2T1">
        <draw:frame draw:style-name="gr5" draw:text-style-name="P9" draw:layer="layout" svg:width="22.265cm" svg:height="15.749cm" svg:x="2.876cm" svg:y="-0.009cm">
          <draw:image xlink:href="Pictures/1000635D0000741E00005222AAF754B46290D3C5.svg" xlink:type="simple" xlink:show="embed" xlink:actuate="onLoad" loext:mime-type="image/svg+xml">
            <text:p/>
          </draw:image>
          <draw:image xlink:href="Pictures/100002010000034900000253B234A31FD35B8644.png" xlink:type="simple" xlink:show="embed" xlink:actuate="onLoad" loext:mime-type="image/png"/>
        </draw:frame>
        <presentation:notes draw:style-name="dp2">
          <draw:page-thumbnail draw:style-name="gr1" draw:layer="layout" svg:width="18.624cm" svg:height="10.476cm" svg:x="1.482cm" svg:y="2.123cm" draw:page-number="26" presentation:class="page"/>
          <draw:frame presentation:style-name="pr3" draw:text-style-name="P3" draw:layer="layout" svg:width="17.271cm" svg:height="12.572cm" svg:x="2.159cm" svg:y="13.271cm" presentation:class="notes">
            <draw:text-box>
              <text:p><text:span text:style-name="T9">Based on the configuration file, the XSLT processes your document collection. It doesn't modify the original documents (other than the search page); it creates temporary copies and manipulates those.</text:span></text:p>
            </draw:text-box>
          </draw:frame>
        </presentation:notes>
      </draw:page>
      <draw:page draw:name="page27" draw:style-name="dp1" draw:master-page-name="Default" presentation:presentation-page-layout-name="AL2T1">
        <draw:frame draw:style-name="gr5" draw:text-style-name="P9" draw:layer="layout" svg:width="22.265cm" svg:height="15.749cm" svg:x="2.876cm" svg:y="-0.009cm">
          <draw:image xlink:href="Pictures/1000866D0000741E00005222BFD5C6E2A26FC66C.svg" xlink:type="simple" xlink:show="embed" xlink:actuate="onLoad" loext:mime-type="image/svg+xml">
            <text:p/>
          </draw:image>
          <draw:image xlink:href="Pictures/1000020100000349000002532145C8789BA5C9E6.png" xlink:type="simple" xlink:show="embed" xlink:actuate="onLoad" loext:mime-type="image/png"/>
        </draw:frame>
        <presentation:notes draw:style-name="dp2">
          <draw:page-thumbnail draw:style-name="gr1" draw:layer="layout" svg:width="18.624cm" svg:height="10.476cm" svg:x="1.482cm" svg:y="2.123cm" draw:page-number="27" presentation:class="page"/>
          <draw:frame presentation:style-name="pr3" draw:text-style-name="P3" draw:layer="layout" svg:width="17.271cm" svg:height="12.572cm" svg:x="2.159cm" svg:y="13.271cm" presentation:class="notes">
            <draw:text-box>
              <text:p><text:span text:style-name="T9">It analyzes all the text in the documents, applies stemming to the words, and creates a large number of small JSON files. </text:span></text:p>
              <text:p><text:span text:style-name="T9"/></text:p>
              <text:p><text:span text:style-name="T9">Each JSON file contains information about one token – all the documents that contain that token, and keyword-in-context fragments for each instance.</text:span></text:p>
              <text:p><text:span text:style-name="T9"/></text:p>
              <text:p><text:span text:style-name="T9">The JSON file is named after the token it contains. This will be important later.</text:span></text:p>
            </draw:text-box>
          </draw:frame>
        </presentation:notes>
      </draw:page>
      <draw:page draw:name="page28" draw:style-name="dp1" draw:master-page-name="Default" presentation:presentation-page-layout-name="AL2T1">
        <draw:frame draw:style-name="gr5" draw:text-style-name="P9" draw:layer="layout" svg:width="22.265cm" svg:height="15.749cm" svg:x="2.876cm" svg:y="-0.009cm">
          <draw:image xlink:href="Pictures/1000A8A60000741E00005222A2DCFD8C8A63BF76.svg" xlink:type="simple" xlink:show="embed" xlink:actuate="onLoad" loext:mime-type="image/svg+xml">
            <text:p/>
          </draw:image>
          <draw:image xlink:href="Pictures/10000201000003490000025327647E1F997D6A73.png" xlink:type="simple" xlink:show="embed" xlink:actuate="onLoad" loext:mime-type="image/png"/>
        </draw:frame>
        <presentation:notes draw:style-name="dp2">
          <draw:page-thumbnail draw:style-name="gr1" draw:layer="layout" svg:width="18.624cm" svg:height="10.476cm" svg:x="1.482cm" svg:y="2.123cm" draw:page-number="28" presentation:class="page"/>
          <draw:frame presentation:style-name="pr3" draw:text-style-name="P3" draw:layer="layout" svg:width="17.271cm" svg:height="12.572cm" svg:x="2.159cm" svg:y="13.271cm" presentation:class="notes">
            <draw:text-box>
              <text:p><text:span text:style-name="T9">The process also creates a JSON file for each of the filters found on the site, mapping documents to filter values.</text:span></text:p>
            </draw:text-box>
          </draw:frame>
        </presentation:notes>
      </draw:page>
      <draw:page draw:name="page29" draw:style-name="dp1" draw:master-page-name="Default" presentation:presentation-page-layout-name="AL2T1">
        <draw:frame draw:style-name="gr5" draw:text-style-name="P9" draw:layer="layout" svg:width="22.265cm" svg:height="15.749cm" svg:x="2.876cm" svg:y="-0.009cm">
          <draw:image xlink:href="Pictures/1000BD330000741E000052221690D5802B537C28.svg" xlink:type="simple" xlink:show="embed" xlink:actuate="onLoad" loext:mime-type="image/svg+xml">
            <text:p/>
          </draw:image>
          <draw:image xlink:href="Pictures/100002010000034900000253955CFBBE530BC899.png" xlink:type="simple" xlink:show="embed" xlink:actuate="onLoad" loext:mime-type="image/png"/>
        </draw:frame>
        <presentation:notes draw:style-name="dp2">
          <draw:page-thumbnail draw:style-name="gr1" draw:layer="layout" svg:width="18.624cm" svg:height="10.476cm" svg:x="1.482cm" svg:y="2.123cm" draw:page-number="29" presentation:class="page"/>
          <draw:frame presentation:style-name="pr3" draw:text-style-name="P3" draw:layer="layout" svg:width="17.271cm" svg:height="12.572cm" svg:x="2.159cm" svg:y="13.271cm" presentation:class="notes">
            <draw:text-box>
              <text:p><text:span text:style-name="T9">Finally, the build process modifies the search page you created to insert the HTML, JavaScript and CSS it needs to do searches.</text:span></text:p>
            </draw:text-box>
          </draw:frame>
        </presentation:notes>
      </draw:page>
      <draw:page draw:name="page30" draw:style-name="dp1" draw:master-page-name="Default" presentation:presentation-page-layout-name="AL2T1">
        <draw:frame presentation:style-name="pr4" draw:text-style-name="P4" draw:layer="layout" svg:width="25.199cm" svg:height="2.629cm" svg:x="1.4cm" svg:y="0.628cm" presentation:class="title">
          <draw:text-box>
            <text:p>JSON token file</text:p>
          </draw:text-box>
        </draw:frame>
        <draw:frame draw:style-name="gr6" draw:text-style-name="P11" draw:layer="layout" svg:width="25.8cm" svg:height="12.501cm" svg:x="1.4cm" svg:y="3cm">
          <draw:text-box>
            <text:p text:style-name="P10"><text:span text:style-name="T17">{</text:span><text:span text:style-name="T18">"token"</text:span><text:span text:style-name="T19">:</text:span><text:span text:style-name="T20"> </text:span><text:span text:style-name="T21">"unprofit"</text:span><text:span text:style-name="T19">,</text:span><text:span text:style-name="T20"><text:line-break/></text:span><text:span text:style-name="T20"> <text:s/></text:span><text:span text:style-name="T18">"instances"</text:span><text:span text:style-name="T19">:</text:span><text:span text:style-name="T20"> </text:span><text:span text:style-name="T17">[</text:span><text:span text:style-name="T20"><text:line-break/></text:span><text:span text:style-name="T20"> <text:s text:c="3"/></text:span><text:span text:style-name="T17">{</text:span><text:span text:style-name="T20"><text:line-break/></text:span><text:span text:style-name="T20"> <text:s text:c="5"/></text:span><text:span text:style-name="T18">"docId"</text:span><text:span text:style-name="T19">:</text:span><text:span text:style-name="T20"> </text:span><text:span text:style-name="T21">"pom_2025_ithe_old_man_of_hoy"</text:span><text:span text:style-name="T19">,</text:span><text:span text:style-name="T20"><text:line-break/></text:span><text:span text:style-name="T20"> <text:s text:c="5"/></text:span><text:span text:style-name="T18">"docUri"</text:span><text:span text:style-name="T19">:</text:span><text:span text:style-name="T20"> </text:span><text:span text:style-name="T21">"poems/goodwords/1870/pom_2025_ithe_old_man_of_hoy.html"</text:span><text:span text:style-name="T19">,</text:span><text:span text:style-name="T20"><text:line-break/></text:span><text:span text:style-name="T20"> <text:s text:c="5"/></text:span><text:span text:style-name="T18">"score"</text:span><text:span text:style-name="T19">:</text:span><text:span text:style-name="T20"> </text:span><text:span text:style-name="T22">1</text:span><text:span text:style-name="T19">,</text:span><text:span text:style-name="T20"><text:line-break/></text:span><text:span text:style-name="T20"> <text:s text:c="5"/></text:span><text:span text:style-name="T18">"contexts"</text:span><text:span text:style-name="T19">:</text:span><text:span text:style-name="T20"> </text:span><text:span text:style-name="T17">[</text:span><text:span text:style-name="T20"><text:line-break/></text:span><text:span text:style-name="T20"> <text:s text:c="7"/></text:span><text:span text:style-name="T17">{</text:span><text:span text:style-name="T20"><text:line-break/></text:span><text:span text:style-name="T20"> <text:s text:c="9"/></text:span><text:span text:style-name="T18">"form"</text:span><text:span text:style-name="T19">:</text:span><text:span text:style-name="T20"> </text:span><text:span text:style-name="T21">"unprofitably"</text:span><text:span text:style-name="T19">,</text:span><text:span text:style-name="T20"><text:line-break/></text:span><text:span text:style-name="T20"> <text:s text:c="9"/></text:span><text:span text:style-name="T18">"context"</text:span><text:span text:style-name="T19">:</text:span><text:span text:style-name="T20"> </text:span><text:span text:style-name="T21">"…whole that day was spent &lt;mark&gt;unprofitably&lt;\/mark&gt;."</text:span><text:span text:style-name="T19">,</text:span><text:span text:style-name="T20"><text:line-break/></text:span><text:span text:style-name="T20"> <text:s text:c="9"/></text:span><text:span text:style-name="T18">"weight"</text:span><text:span text:style-name="T19">:</text:span><text:span text:style-name="T20"> </text:span><text:span text:style-name="T22">1</text:span><text:span text:style-name="T19">,</text:span><text:span text:style-name="T20"><text:line-break/></text:span><text:span text:style-name="T20"> <text:s text:c="9"/></text:span><text:span text:style-name="T18">"pos"</text:span><text:span text:style-name="T19">:</text:span><text:span text:style-name="T20"> </text:span><text:span text:style-name="T22">400</text:span><text:span text:style-name="T20"><text:line-break/></text:span><text:span text:style-name="T20"> <text:s text:c="7"/></text:span><text:span text:style-name="T17">}</text:span><text:span text:style-name="T20"><text:line-break/></text:span><text:span text:style-name="T20"> <text:s text:c="5"/></text:span><text:span text:style-name="T17">]</text:span><text:span text:style-name="T20"><text:line-break/></text:span><text:span text:style-name="T20"> <text:s text:c="3"/></text:span><text:span text:style-name="T17">}</text:span><text:span text:style-name="T19">,</text:span><text:span text:style-name="T20"><text:line-break/></text:span><text:span text:style-name="T20"> <text:s text:c="3"/></text:span><text:span text:style-name="T17">{</text:span><text:span text:style-name="T20"><text:line-break/></text:span><text:span text:style-name="T20"> <text:s text:c="5"/></text:span><text:span text:style-name="T18">"docId"</text:span><text:span text:style-name="T19">:</text:span><text:span text:style-name="T20"> </text:span><text:span text:style-name="T21">"pom_8733_john_and_joan_canto_ii"</text:span><text:span text:style-name="T19">,</text:span><text:span text:style-name="T20"><text:line-break/></text:span><text:span text:style-name="T20"> <text:s text:c="5"/></text:span><text:span text:style-name="T18">"docUri"</text:span><text:span text:style-name="T19">:</text:span><text:span text:style-name="T20"> </text:span><text:span text:style-name="T21">"poems/blackwoods/1820/pom_8733_john_and_joan_canto_ii.html"</text:span><text:span text:style-name="T19">,</text:span><text:span text:style-name="T20"><text:line-break/></text:span><text:span text:style-name="T20"> <text:s text:c="5"/></text:span><text:span text:style-name="T18">"score"</text:span><text:span text:style-name="T19">:</text:span><text:span text:style-name="T20"> </text:span><text:span text:style-name="T22">1</text:span><text:span text:style-name="T19">,</text:span><text:span text:style-name="T20"><text:line-break/></text:span><text:span text:style-name="T20"> <text:s text:c="5"/></text:span><text:span text:style-name="T18">"contexts"</text:span><text:span text:style-name="T19">:</text:span><text:span text:style-name="T20"> </text:span><text:span text:style-name="T17">[</text:span><text:span text:style-name="T20"><text:line-break/></text:span><text:span text:style-name="T20"> <text:s text:c="7"/></text:span><text:span text:style-name="T17">{</text:span><text:span text:style-name="T20"><text:line-break/></text:span><text:span text:style-name="T20"> <text:s text:c="9"/></text:span><text:span text:style-name="T18">"form"</text:span><text:span text:style-name="T19">:</text:span><text:span text:style-name="T20"> </text:span><text:span text:style-name="T21">"unprofitable"</text:span><text:span text:style-name="T19">,</text:span><text:span text:style-name="T20"><text:line-break/></text:span><text:span text:style-name="T20"> <text:s text:c="9"/></text:span><text:span text:style-name="T18">"context"</text:span><text:span text:style-name="T19">:</text:span><text:span text:style-name="T20"> </text:span><text:span text:style-name="T21">"…too much ap- propriated unto &lt;mark&gt;unprofitable&lt;\/mark&gt; jocularities and facetiousness. Craving licence,…"</text:span><text:span text:style-name="T19">,</text:span><text:span text:style-name="T20"><text:line-break/></text:span><text:span text:style-name="T20"> <text:s text:c="9"/></text:span><text:span text:style-name="T18">"weight"</text:span><text:span text:style-name="T19">:</text:span><text:span text:style-name="T20"> </text:span><text:span text:style-name="T22">1</text:span><text:span text:style-name="T19">,</text:span><text:span text:style-name="T20"><text:line-break/></text:span><text:span text:style-name="T20"> <text:s text:c="9"/></text:span><text:span text:style-name="T18">"pos"</text:span><text:span text:style-name="T19">:</text:span><text:span text:style-name="T20"> </text:span><text:span text:style-name="T22">164</text:span><text:span text:style-name="T20"> <text:s text:c="4"/></text:span><text:span text:style-name="T17">}</text:span><text:span text:style-name="T20"> <text:s text:c="2"/></text:span><text:span text:style-name="T17">] </text:span><text:span text:style-name="T20"><text:s text:c="2"/></text:span><text:span text:style-name="T17">}</text:span><text:span text:style-name="T20"> <text:s/></text:span><text:span text:style-name="T17">]</text:span><text:span text:style-name="T20"> <text:s text:c="2"/></text:span><text:span text:style-name="T17">}</text:span></text:p>
          </draw:text-box>
        </draw:frame>
        <presentation:notes draw:style-name="dp2">
          <draw:page-thumbnail draw:style-name="gr1" draw:layer="layout" svg:width="18.624cm" svg:height="10.476cm" svg:x="1.482cm" svg:y="2.123cm" draw:page-number="30" presentation:class="page"/>
          <draw:frame presentation:style-name="pr3" draw:text-style-name="P7" draw:layer="layout" svg:width="17.271cm" svg:height="12.572cm" svg:x="2.159cm" svg:y="13.271cm" presentation:class="notes">
            <draw:text-box>
              <text:p>This is what a JSON file for a single token looks like.</text:p>
              <text:p/>
              <text:p>This token is for the stemmed form "unprofit".</text:p>
              <text:p/>
              <text:p>It appears in two documents in the collection, once as "unprofitably" and once as "unprofitable".</text:p>
              <text:p/>
              <text:p>A keyword-in-context fragment is stored for each instance.</text:p>
              <text:p/>
              <text:p>Note that KWICs are optional; they take up more disk space, of course, so for a large collection you might turn them off or constrain their numbers in the configuration file.</text:p>
            </draw:text-box>
          </draw:frame>
        </presentation:notes>
      </draw:page>
      <draw:page draw:name="page31"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Filter JSON</text:p>
          </draw:text-box>
        </draw:frame>
        <draw:frame draw:style-name="gr7" draw:text-style-name="P6" draw:layer="layout" svg:width="24.4cm" svg:height="10.205cm" svg:x="2.2cm" svg:y="3.4cm">
          <draw:text-box>
            <text:p text:style-name="P10"><text:span text:style-name="T23">{</text:span><text:span text:style-name="T24"><text:line-break/></text:span><text:span text:style-name="T24"> <text:s/></text:span><text:span text:style-name="T25">"filterId"</text:span><text:span text:style-name="T26">:</text:span><text:span text:style-name="T24"> </text:span><text:span text:style-name="T27">"ssBool2"</text:span><text:span text:style-name="T26">,</text:span><text:span text:style-name="T24"><text:line-break/></text:span><text:span text:style-name="T24"> <text:s/></text:span><text:span text:style-name="T25">"filterName"</text:span><text:span text:style-name="T26">:</text:span><text:span text:style-name="T24"> </text:span><text:span text:style-name="T27">"Unsigned"</text:span><text:span text:style-name="T26">,</text:span><text:span text:style-name="T24"><text:line-break/></text:span><text:span text:style-name="T24"> <text:s/></text:span><text:span text:style-name="T25">"ssBool2_1"</text:span><text:span text:style-name="T26">:</text:span><text:span text:style-name="T24"> </text:span><text:span text:style-name="T23">{</text:span><text:span text:style-name="T24"><text:line-break/></text:span><text:span text:style-name="T24"> <text:s text:c="3"/></text:span><text:span text:style-name="T25">"value"</text:span><text:span text:style-name="T26">:</text:span><text:span text:style-name="T24"> </text:span><text:span text:style-name="T27">"true"</text:span><text:span text:style-name="T26">,</text:span><text:span text:style-name="T24"><text:line-break/></text:span><text:span text:style-name="T24"> <text:s text:c="3"/></text:span><text:span text:style-name="T25">"docs"</text:span><text:span text:style-name="T26">:</text:span><text:span text:style-name="T24"> </text:span><text:span text:style-name="T23">[</text:span><text:span text:style-name="T24"><text:line-break/></text:span><text:span text:style-name="T24"> <text:s text:c="5"/></text:span><text:span text:style-name="T27">"poems/chambers_series/1867/pom_7594_the_husbands_request.html"</text:span><text:span text:style-name="T26">,</text:span><text:span text:style-name="T24"><text:line-break/></text:span><text:span text:style-name="T24"> <text:s text:c="5"/></text:span><text:span text:style-name="T27">"poems/alltheyearround/1875/pom_4271_the_hourglass.html"</text:span><text:span text:style-name="T26">,</text:span><text:span text:style-name="T24"><text:line-break/></text:span><text:span text:style-name="T24"> <text:s text:c="5"/></text:span><text:span text:style-name="T27">"poems/alltheyearround/1879/pom_4507_in_the_conservatory.html"</text:span><text:span text:style-name="T26">,</text:span><text:span text:style-name="T24"><text:line-break/></text:span><text:span text:style-name="T24"> <text:s text:c="5"/></text:span><text:span text:style-name="T27">"poems/blackwoods/1843/pom_9963_jolly_father_joe.html"</text:span><text:span text:style-name="T26">,</text:span><text:span text:style-name="T24"><text:line-break/></text:span><text:span text:style-name="T24"> <text:s text:c="5"/></text:span><text:span text:style-name="T27">"poems/blackwoods/1829/pom_10314_the_watchmans_lament.html"</text:span><text:span text:style-name="T24"><text:line-break/></text:span><text:span text:style-name="T24"> <text:s text:c="3"/></text:span><text:span text:style-name="T23">]</text:span><text:span text:style-name="T24"><text:line-break/></text:span><text:span text:style-name="T24"> <text:s/></text:span><text:span text:style-name="T23">}</text:span><text:span text:style-name="T24"><text:line-break/></text:span><text:span text:style-name="T23">}</text:span></text:p>
          </draw:text-box>
        </draw:frame>
        <presentation:notes draw:style-name="dp2">
          <draw:page-thumbnail draw:style-name="gr1" draw:layer="layout" svg:width="18.624cm" svg:height="10.476cm" svg:x="1.482cm" svg:y="2.123cm" draw:page-number="31" presentation:class="page"/>
          <draw:frame presentation:style-name="pr3" draw:text-style-name="P7" draw:layer="layout" svg:width="17.271cm" svg:height="12.572cm" svg:x="2.159cm" svg:y="13.271cm" presentation:class="notes">
            <draw:text-box>
              <text:p>This is what a JSON filter file looks like.</text:p>
              <text:p/>
              <text:p>This is for a boolean (true/false) filter called "Unsigned", meaning (in this case) that a poem appears in a publication without a signature.</text:p>
              <text:p/>
              <text:p>It lists five poems which match this criterion. (This is a simplified version, of course; there are many poems in this particular collection which are unsigned.)</text:p>
            </draw:text-box>
          </draw:frame>
        </presentation:notes>
      </draw:page>
      <draw:page draw:name="page32" draw:style-name="dp1" draw:master-page-name="Default" presentation:presentation-page-layout-name="AL2T1">
        <draw:frame presentation:style-name="pr4" draw:text-style-name="P4" draw:layer="layout" svg:width="25.199cm" svg:height="2.629cm" svg:x="1.4cm" svg:y="0.628cm" presentation:class="title">
          <draw:text-box>
            <text:p>On the website...</text:p>
          </draw:text-box>
        </draw:frame>
        <draw:frame presentation:style-name="pr5" draw:text-style-name="P4" draw:layer="layout" svg:width="15cm" svg:height="9.134cm" svg:x="1.4cm" svg:y="3.685cm" presentation:class="outline" presentation:user-transformed="true">
          <draw:text-box>
            <text:list text:style-name="L3">
              <text:list-item>
                <text:p>...of the thousands of JSON files...</text:p>
              </text:list-item>
              <text:list-item>
                <text:p>...the search page JS retrieves only the ones it needs for the search you do: </text:p>
              </text:list-item>
            </text:list>
          </draw:text-box>
        </draw:frame>
        <draw:frame draw:style-name="gr5" draw:text-style-name="P9" draw:layer="layout" svg:width="7.047cm" svg:height="9.976cm" svg:x="18.153cm" svg:y="3.824cm">
          <draw:image xlink:href="Pictures/100013CA000054490000774F1568B232D7D8EB6D.svg" xlink:type="simple" xlink:show="embed" xlink:actuate="onLoad" loext:mime-type="image/svg+xml">
            <text:p/>
          </draw:image>
          <draw:image xlink:href="Pictures/10000201000002520000034924F229367709279C.png" xlink:type="simple" xlink:show="embed" xlink:actuate="onLoad" loext:mime-type="image/png"/>
        </draw:frame>
        <presentation:notes draw:style-name="dp2">
          <draw:page-thumbnail draw:style-name="gr1" draw:layer="layout" svg:width="18.624cm" svg:height="10.476cm" svg:x="1.482cm" svg:y="2.123cm" draw:page-number="32" presentation:class="page"/>
          <draw:frame presentation:style-name="pr3" draw:text-style-name="P7" draw:layer="layout" svg:width="17.271cm" svg:height="12.572cm" svg:x="2.159cm" svg:y="13.271cm" presentation:class="notes">
            <draw:text-box>
              <text:p>All those JSON files are added into your website, along with the modified search page, and you can now use the search function.</text:p>
              <text:p/>
              <text:p>If the search page had to retrieve all the thousands of little token files created by the build process, it would take forever. But it doesn't; it only needs to retrieve the ones that are needed for each specific search.</text:p>
            </draw:text-box>
          </draw:frame>
        </presentation:notes>
      </draw:page>
      <draw:page draw:name="page33" draw:style-name="dp1" draw:master-page-name="Default" presentation:presentation-page-layout-name="AL2T1">
        <draw:frame draw:style-name="gr5" draw:text-style-name="P9" draw:layer="layout" svg:width="21.678cm" svg:height="15.334cm" svg:x="3.161cm" svg:y="0.275cm">
          <draw:image xlink:href="Pictures/10002B070000741E00005222C7BA083CA5F34A66.svg" xlink:type="simple" xlink:show="embed" xlink:actuate="onLoad" loext:mime-type="image/svg+xml">
            <text:p/>
          </draw:image>
          <draw:image xlink:href="Pictures/10000201000003490000025351E7C6A51D33BC3A.png" xlink:type="simple" xlink:show="embed" xlink:actuate="onLoad" loext:mime-type="image/png"/>
        </draw:frame>
        <presentation:notes draw:style-name="dp2">
          <draw:page-thumbnail draw:style-name="gr1" draw:layer="layout" svg:width="18.624cm" svg:height="10.476cm" svg:x="1.482cm" svg:y="2.123cm" draw:page-number="33" presentation:class="page"/>
          <draw:frame presentation:style-name="pr3" draw:text-style-name="P7" draw:layer="layout" svg:width="17.271cm" svg:height="12.572cm" svg:x="2.159cm" svg:y="13.271cm" presentation:class="notes">
            <draw:text-box>
              <text:p>So if you type the word "unprofitable" into the search page and initiate a search, this is what happens:</text:p>
            </draw:text-box>
          </draw:frame>
        </presentation:notes>
      </draw:page>
      <draw:page draw:name="page34" draw:style-name="dp1" draw:master-page-name="Default" presentation:presentation-page-layout-name="AL2T1">
        <draw:frame draw:style-name="gr5" draw:text-style-name="P9" draw:layer="layout" svg:width="21.678cm" svg:height="15.334cm" svg:x="3.161cm" svg:y="0.275cm">
          <draw:image xlink:href="Pictures/10003E6C0000741E0000522247FE1B5C52343C27.svg" xlink:type="simple" xlink:show="embed" xlink:actuate="onLoad" loext:mime-type="image/svg+xml">
            <text:p/>
          </draw:image>
          <draw:image xlink:href="Pictures/100002010000034900000253A7353DB5AF37BB04.png" xlink:type="simple" xlink:show="embed" xlink:actuate="onLoad" loext:mime-type="image/png"/>
        </draw:frame>
        <presentation:notes draw:style-name="dp2">
          <draw:page-thumbnail draw:style-name="gr1" draw:layer="layout" svg:width="18.624cm" svg:height="10.476cm" svg:x="1.482cm" svg:y="2.123cm" draw:page-number="34" presentation:class="page"/>
          <draw:frame presentation:style-name="pr3" draw:text-style-name="P7" draw:layer="layout" svg:width="17.271cm" svg:height="12.572cm" svg:x="2.159cm" svg:y="13.271cm" presentation:class="notes">
            <draw:text-box>
              <text:p>First, that word is stemmed to get the token "unprofit" (there is a JavaScript implementation of the stemmer as well as the XSLT implementation that creates the token files).</text:p>
            </draw:text-box>
          </draw:frame>
        </presentation:notes>
      </draw:page>
      <draw:page draw:name="page35" draw:style-name="dp1" draw:master-page-name="Default" presentation:presentation-page-layout-name="AL2T1">
        <draw:frame draw:style-name="gr5" draw:text-style-name="P9" draw:layer="layout" svg:width="21.678cm" svg:height="15.334cm" svg:x="3.161cm" svg:y="0.275cm">
          <draw:image xlink:href="Pictures/1000433C0000741E000052227BCD58D8B826C925.svg" xlink:type="simple" xlink:show="embed" xlink:actuate="onLoad" loext:mime-type="image/svg+xml">
            <text:p/>
          </draw:image>
          <draw:image xlink:href="Pictures/1000020100000349000002534315B66D4D04139C.png" xlink:type="simple" xlink:show="embed" xlink:actuate="onLoad" loext:mime-type="image/png"/>
        </draw:frame>
        <presentation:notes draw:style-name="dp2">
          <draw:page-thumbnail draw:style-name="gr1" draw:layer="layout" svg:width="18.624cm" svg:height="10.476cm" svg:x="1.482cm" svg:y="2.123cm" draw:page-number="35" presentation:class="page"/>
          <draw:frame presentation:style-name="pr3" draw:text-style-name="P7" draw:layer="layout" svg:width="17.271cm" svg:height="12.572cm" svg:x="2.159cm" svg:y="13.271cm" presentation:class="notes">
            <draw:text-box>
              <text:p>From that token, it infers the name of the JSON token file that it needs to retrieve for this search.</text:p>
            </draw:text-box>
          </draw:frame>
        </presentation:notes>
      </draw:page>
      <draw:page draw:name="page36" draw:style-name="dp1" draw:master-page-name="Default" presentation:presentation-page-layout-name="AL2T1">
        <draw:frame draw:style-name="gr5" draw:text-style-name="P9" draw:layer="layout" svg:width="21.678cm" svg:height="15.334cm" svg:x="3.161cm" svg:y="0.275cm">
          <draw:image xlink:href="Pictures/10004D430000741E0000522238613A8F93440121.svg" xlink:type="simple" xlink:show="embed" xlink:actuate="onLoad" loext:mime-type="image/svg+xml">
            <text:p/>
          </draw:image>
          <draw:image xlink:href="Pictures/10000201000003490000025335A1D7BC1D2484FE.png" xlink:type="simple" xlink:show="embed" xlink:actuate="onLoad" loext:mime-type="image/png"/>
        </draw:frame>
        <presentation:notes draw:style-name="dp2">
          <draw:page-thumbnail draw:style-name="gr1" draw:layer="layout" svg:width="18.624cm" svg:height="10.476cm" svg:x="1.482cm" svg:y="2.123cm" draw:page-number="36" presentation:class="page"/>
          <draw:frame presentation:style-name="pr3" draw:text-style-name="P7" draw:layer="layout" svg:width="17.271cm" svg:height="12.572cm" svg:x="2.159cm" svg:y="13.271cm" presentation:class="notes">
            <draw:text-box>
              <text:p>It does the same for any other words typed into the search box, and also identifies any filters that have been applied to the search, so that it can retrieve the appropriate filter JSON files. Then it gets those files (assuming it doesn't have them already from a previous search).</text:p>
            </draw:text-box>
          </draw:frame>
        </presentation:notes>
      </draw:page>
      <draw:page draw:name="page37" draw:style-name="dp1" draw:master-page-name="Default" presentation:presentation-page-layout-name="AL2T1">
        <draw:frame draw:style-name="gr5" draw:text-style-name="P9" draw:layer="layout" svg:width="21.678cm" svg:height="15.334cm" svg:x="3.161cm" svg:y="0.275cm">
          <draw:image xlink:href="Pictures/10005CD70000741E0000522244529CDC2E0DD1B9.svg" xlink:type="simple" xlink:show="embed" xlink:actuate="onLoad" loext:mime-type="image/svg+xml">
            <text:p/>
          </draw:image>
          <draw:image xlink:href="Pictures/1000020100000349000002533EEA9DC0EE8D8361.png" xlink:type="simple" xlink:show="embed" xlink:actuate="onLoad" loext:mime-type="image/png"/>
        </draw:frame>
        <presentation:notes draw:style-name="dp2">
          <draw:page-thumbnail draw:style-name="gr1" draw:layer="layout" svg:width="18.624cm" svg:height="10.476cm" svg:x="1.482cm" svg:y="2.123cm" draw:page-number="37" presentation:class="page"/>
          <draw:frame presentation:style-name="pr3" draw:text-style-name="P7" draw:layer="layout" svg:width="17.271cm" svg:height="12.572cm" svg:x="2.159cm" svg:y="13.271cm" presentation:class="notes">
            <draw:text-box>
              <text:p>Once the JSON is all retrieved, it compiles the hits from the tokens and filters the results...</text:p>
            </draw:text-box>
          </draw:frame>
        </presentation:notes>
      </draw:page>
      <draw:page draw:name="page38" draw:style-name="dp1" draw:master-page-name="Default" presentation:presentation-page-layout-name="AL2T1">
        <draw:frame draw:style-name="gr5" draw:text-style-name="P9" draw:layer="layout" svg:width="21.678cm" svg:height="15.334cm" svg:x="3.161cm" svg:y="0.275cm">
          <draw:image xlink:href="Pictures/100064950000741E00005222C3CABCE652ACA66C.svg" xlink:type="simple" xlink:show="embed" xlink:actuate="onLoad" loext:mime-type="image/svg+xml">
            <text:p/>
          </draw:image>
          <draw:image xlink:href="Pictures/1000020100000349000002531B3CC8D800F9F07C.png" xlink:type="simple" xlink:show="embed" xlink:actuate="onLoad" loext:mime-type="image/png"/>
        </draw:frame>
        <presentation:notes draw:style-name="dp2">
          <draw:page-thumbnail draw:style-name="gr1" draw:layer="layout" svg:width="18.624cm" svg:height="10.476cm" svg:x="1.482cm" svg:y="2.123cm" draw:page-number="38" presentation:class="page"/>
          <draw:frame presentation:style-name="pr3" draw:text-style-name="P7" draw:layer="layout" svg:width="17.271cm" svg:height="12.572cm" svg:x="2.159cm" svg:y="13.271cm" presentation:class="notes">
            <draw:text-box>
              <text:p>...and it displays the results for the user, providing keyword-in-context matches if it's been configured to do that.</text:p>
            </draw:text-box>
          </draw:frame>
        </presentation:notes>
      </draw:page>
      <draw:page draw:name="page39" draw:style-name="dp1" draw:master-page-name="Default" presentation:presentation-page-layout-name="AL2T1">
        <draw:frame draw:style-name="gr5" draw:text-style-name="P9" draw:layer="layout" svg:width="24.901cm" svg:height="8.041cm" svg:x="1.558cm" svg:y="3.845cm">
          <draw:image xlink:href="Pictures/10000201000002C2000000E45587BD98A75F51E5.png" xlink:type="simple" xlink:show="embed" xlink:actuate="onLoad" loext:mime-type="image/png">
            <text:p/>
          </draw:image>
        </draw:frame>
        <presentation:notes draw:style-name="dp2">
          <draw:page-thumbnail draw:style-name="gr1" draw:layer="layout" svg:width="18.624cm" svg:height="10.476cm" svg:x="1.482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7" draw:text-style-name="P4" draw:layer="layout" svg:width="25.199cm" svg:height="3.473cm" svg:x="1.4cm" svg:y="0.206cm" presentation:class="title" presentation:user-transformed="true">
          <draw:text-box>
            <text:p>Endings Projects<text:line-break/> = live with staticSearch</text:p>
          </draw:text-box>
        </draw:frame>
        <draw:frame presentation:style-name="pr6" draw:text-style-name="P4" draw:layer="layout" svg:width="25.199cm" svg:height="9.134cm" svg:x="1.201cm" svg:y="4.585cm" presentation:class="outline" presentation:user-transformed="true">
          <draw:text-box>
            <text:list text:style-name="L3">
              <text:list-item>
                <text:p text:style-name="P8"><text:span text:style-name="T28"><text:s text:c="6"/></text:span>My Norse Digital Image Repository (<text:a xlink:href="https://myndir.uvic.ca/" xlink:type="simple">myndir.uvic.ca</text:a>)</text:p>
              </text:list-item>
              <text:list-item>
                <text:p><text:s text:c="6"/>Map of Early Modern London (<text:a xlink:href="https://mapoflondon.uvic.ca/" xlink:type="simple">mapoflondon.uvic.ca</text:a>)</text:p>
              </text:list-item>
              <text:list-item>
                <text:p><text:s text:c="6"/>The Winnifred Eaton Archive (<text:a xlink:href="https://winnifredeatonarchive.org/" xlink:type="simple">winnifredeatonarchive.org</text:a>)</text:p>
              </text:list-item>
              <text:list-item>
                <text:p><text:s text:c="6"/>Mapping Keats’s Progress (<text:a xlink:href="https://johnkeats.uvic.ca/" xlink:type="simple">johnkeats.uvic.ca</text:a>)</text:p>
              </text:list-item>
              <text:list-item>
                <text:p><text:span text:style-name="T28"><text:s text:c="6"/></text:span>Robert Graves Diary (<text:a xlink:href="https://graves.uvic.ca/" xlink:type="simple">graves.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lemdo.uvic.ca/" xlink:type="simple">lemdo.uvic.ca</text:a>) </text:p>
              </text:list-item>
            </text:list>
          </draw:text-box>
        </draw:frame>
        <draw:frame draw:style-name="gr3" draw:text-style-name="P9" draw:layer="layout" svg:width="2.308cm" svg:height="2.001cm" svg:x="3.614cm" svg:y="2.2cm">
          <draw:image xlink:href="Pictures/1000106200002B390000257AC0EBE67FB878A854.svg" xlink:type="simple" xlink:show="embed" xlink:actuate="onLoad" loext:mime-type="image/svg+xml">
            <text:p/>
          </draw:image>
          <draw:image xlink:href="Pictures/10000201000001A20000016B48CDF81F7857D5D4.png" xlink:type="simple" xlink:show="embed" xlink:actuate="onLoad" loext:mime-type="image/png"/>
        </draw:frame>
        <draw:frame draw:style-name="gr3" draw:text-style-name="P9" draw:layer="layout" svg:width="1.153cm" svg:height="1cm" svg:x="1.8cm" svg:y="4.5cm">
          <draw:image xlink:href="Pictures/1000106200002B390000257AC0EBE67FB878A854.svg" xlink:type="simple" xlink:show="embed" xlink:actuate="onLoad" loext:mime-type="image/svg+xml">
            <text:p/>
          </draw:image>
          <draw:image xlink:href="Pictures/10000201000001A20000016B48CDF81F7857D5D4.png" xlink:type="simple" xlink:show="embed" xlink:actuate="onLoad" loext:mime-type="image/png"/>
        </draw:frame>
        <draw:frame draw:style-name="gr3" draw:text-style-name="P9" draw:layer="layout" svg:width="1.153cm" svg:height="1cm" svg:x="1.8cm" svg:y="5.6cm">
          <draw:image xlink:href="Pictures/1000106200002B390000257AC0EBE67FB878A854.svg" xlink:type="simple" xlink:show="embed" xlink:actuate="onLoad" loext:mime-type="image/svg+xml">
            <text:p/>
          </draw:image>
          <draw:image xlink:href="Pictures/10000201000001A20000016B48CDF81F7857D5D4.png" xlink:type="simple" xlink:show="embed" xlink:actuate="onLoad" loext:mime-type="image/png"/>
        </draw:frame>
        <draw:frame draw:style-name="gr3" draw:text-style-name="P9" draw:layer="layout" svg:width="1.153cm" svg:height="1cm" svg:x="1.801cm" svg:y="6.6cm">
          <draw:image xlink:href="Pictures/1000106200002B390000257AC0EBE67FB878A854.svg" xlink:type="simple" xlink:show="embed" xlink:actuate="onLoad" loext:mime-type="image/svg+xml">
            <text:p/>
          </draw:image>
          <draw:image xlink:href="Pictures/10000201000001A20000016B48CDF81F7857D5D4.png" xlink:type="simple" xlink:show="embed" xlink:actuate="onLoad" loext:mime-type="image/png"/>
        </draw:frame>
        <draw:frame draw:style-name="gr3" draw:text-style-name="P9" draw:layer="layout" svg:width="1.153cm" svg:height="1cm" svg:x="1.801cm" svg:y="7.6cm">
          <draw:image xlink:href="Pictures/1000106200002B390000257AC0EBE67FB878A854.svg" xlink:type="simple" xlink:show="embed" xlink:actuate="onLoad" loext:mime-type="image/svg+xml">
            <text:p/>
          </draw:image>
          <draw:image xlink:href="Pictures/10000201000001A20000016B48CDF81F7857D5D4.png" xlink:type="simple" xlink:show="embed" xlink:actuate="onLoad" loext:mime-type="image/png"/>
        </draw:frame>
        <draw:frame draw:style-name="gr3" draw:text-style-name="P9" draw:layer="layout" svg:width="1.153cm" svg:height="1cm" svg:x="1.801cm" svg:y="8.6cm">
          <draw:image xlink:href="Pictures/1000106200002B390000257AC0EBE67FB878A854.svg" xlink:type="simple" xlink:show="embed" xlink:actuate="onLoad" loext:mime-type="image/svg+xml">
            <text:p/>
          </draw:image>
          <draw:image xlink:href="Pictures/10000201000001A20000016B48CDF81F7857D5D4.png" xlink:type="simple" xlink:show="embed" xlink:actuate="onLoad" loext:mime-type="image/png"/>
        </draw:frame>
        <presentation:notes draw:style-name="dp2">
          <draw:page-thumbnail draw:style-name="gr1" draw:layer="layout" svg:width="18.624cm" svg:height="10.476cm" svg:x="1.482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4" draw:text-style-name="P4" draw:layer="layout" svg:width="25.199cm" svg:height="2.629cm" svg:x="1.4cm" svg:y="0.628cm" presentation:class="title">
          <draw:text-box>
            <text:p>Demonstration applications</text:p>
          </draw:text-box>
        </draw:frame>
        <draw:frame presentation:style-name="pr5" draw:text-style-name="P4" draw:layer="layout" svg:width="25.199cm" svg:height="8.019cm" svg:x="1.4cm" svg:y="4.8cm" presentation:class="outline" presentation:user-transformed="true">
          <draw:text-box>
            <text:list text:style-name="L3">
              <text:list-item>
                <text:p text:style-name="P12"><text:a xlink:href="https://johnkeats.uvic.ca/search.html" xlink:type="simple">https://johnkeats.uvic.ca/search.html</text:a></text:p>
              </text:list-item>
              <text:list-item>
                <text:p><text:a xlink:href="https://winnifredeatonarchive.org/search.html" xlink:type="simple">https://winnifredeatonarchive.org/search.html</text:a></text:p>
              </text:list-item>
              <text:list-item>
                <text:p><text:a xlink:href="https://dvpp.uvic.ca/search.html" xlink:type="simple">https://dvpp.uvic.ca/search.html</text:a></text:p>
                <text:p/>
              </text:list-item>
            </text:list>
          </draw:text-box>
        </draw:frame>
        <presentation:notes draw:style-name="dp2">
          <draw:page-thumbnail draw:style-name="gr1" draw:layer="layout" svg:width="18.624cm" svg:height="10.476cm" svg:x="1.482cm" svg:y="2.123cm" draw:page-number="41" presentation:class="page"/>
          <draw:frame presentation:style-name="pr3" draw:text-style-name="P3" draw:layer="layout" svg:width="17.271cm" svg:height="12.572cm" svg:x="2.159cm" svg:y="13.271cm" presentation:class="notes">
            <draw:text-box>
              <text:p><text:span text:style-name="T9">We currently have nine projects which use the staticSearch system, of which two are listed.</text:span></text:p>
              <text:p><text:span text:style-name="T9"/></text:p>
              <text:p><text:span text:style-name="T9">The first is a relatively simple site consisting of a few hundred articles, with a simple search engine that only has two filters.</text:span></text:p>
              <text:p><text:span text:style-name="T9"/></text:p>
              <text:p text:style-name="P13"><text:span text:style-name="T9">The second is a medium sized archive of about 600 documents total, including about a dozen novels with <text:s/>5 filters</text:span></text:p>
              <text:p><text:span text:style-name="T9"/></text:p>
              <text:p><text:span text:style-name="T9">The third is a much larger site (many thousands of documents), with a set of three different search configurations involving multiple filters.</text:span></text:p>
            </draw:text-box>
          </draw:frame>
        </presentation:notes>
      </draw:page>
      <draw:page draw:name="page42"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Mappings Keats’s Progress</text:p>
          </draw:text-box>
        </draw:frame>
        <draw:frame presentation:style-name="pr6" draw:text-style-name="P4" draw:layer="layout" svg:width="25.199cm" svg:height="9.134cm" svg:x="1.4cm" svg:y="3.685cm" presentation:class="outline" presentation:placeholder="true" presentation:user-transformed="true">
          <draw:text-box/>
        </draw:frame>
        <presentation:notes draw:style-name="dp2">
          <draw:page-thumbnail draw:style-name="gr1" draw:layer="layout" svg:width="18.624cm" svg:height="10.476cm" svg:x="1.482cm" svg:y="2.123cm" draw:page-number="42" presentation:class="page"/>
          <draw:frame presentation:style-name="pr3" draw:text-style-name="P3" draw:layer="layout" svg:width="17.271cm" svg:height="12.572cm" svg:x="2.159cm" svg:y="13.271cm" presentation:class="notes">
            <draw:text-box>
              <text:p text:style-name="P12"><text:span text:style-name="T9">Keats site screenshots needed:</text:span></text:p>
              <text:p text:style-name="P14"><text:span text:style-name="T9">empty search form</text:span></text:p>
              <text:p text:style-name="P14"><text:span text:style-name="T9">Search for </text:span><text:span text:style-name="T10">walking</text:span><text:span text:style-name="T9"> (shows stemming and 82 docs)</text:span></text:p>
              <text:p text:style-name="P14"><text:span text:style-name="T9">Search for </text:span><text:span text:style-name="T10">"walking"</text:span><text:span text:style-name="T11"> (exact phrase, 49 docs)</text:span></text:p>
              <text:p text:style-name="P14"><text:span text:style-name="T11">Add Poems filter (down to two docs)</text:span></text:p>
              <text:p text:style-name="P4"><text:span text:style-name="T11">Remove Poems filter, add 1820 From date (1 doc)</text:span></text:p>
            </draw:text-box>
          </draw:frame>
        </presentation:notes>
      </draw:page>
      <draw:page draw:name="page43" draw:style-name="dp1" draw:master-page-name="Default" presentation:presentation-page-layout-name="AL2T1">
        <draw:frame draw:style-name="gr3" draw:text-style-name="P9" draw:layer="layout" svg:width="15.8cm" svg:height="14.74cm" svg:x="5.8cm" svg:y="0.46cm">
          <draw:image xlink:href="Pictures/100002010000048A0000043CFF80B58F4BE0C0DC.png" xlink:type="simple" xlink:show="embed" xlink:actuate="onLoad" loext:mime-type="image/png">
            <text:p/>
          </draw:image>
        </draw:frame>
        <presentation:notes draw:style-name="dp2">
          <draw:page-thumbnail draw:style-name="gr1" draw:layer="layout" svg:width="18.624cm" svg:height="10.476cm" svg:x="1.482cm" svg:y="2.123cm" draw:page-number="43" presentation:class="page"/>
          <draw:frame presentation:style-name="pr3" draw:text-style-name="P7" draw:layer="layout" svg:width="17.271cm" svg:height="12.572cm" svg:x="2.159cm" svg:y="13.271cm" presentation:class="notes">
            <draw:text-box>
              <text:list text:style-name="L3">
                <text:list-item>
                  <text:list>
                    <text:list-item>
                      <text:p text:style-name="P14">empty search form</text:p>
                    </text:list-item>
                  </text:list>
                </text:list-item>
              </text:list>
            </draw:text-box>
          </draw:frame>
        </presentation:notes>
      </draw:page>
      <draw:page draw:name="page44" draw:style-name="dp1" draw:master-page-name="Default" presentation:presentation-page-layout-name="AL2T1">
        <draw:frame draw:style-name="gr8" draw:text-style-name="P9" draw:layer="layout" svg:width="16.945cm" svg:height="14.199cm" svg:x="5.255cm" svg:y="0.6cm">
          <draw:image xlink:href="Pictures/10000201000004B1000004071342987DA0B477F8.png" xlink:type="simple" xlink:show="embed" xlink:actuate="onLoad" loext:mime-type="image/png">
            <text:p/>
          </draw:image>
        </draw:frame>
        <presentation:notes draw:style-name="dp2">
          <draw:page-thumbnail draw:style-name="gr1" draw:layer="layout" svg:width="18.624cm" svg:height="10.476cm" svg:x="1.482cm" svg:y="2.123cm" draw:page-number="44" presentation:class="page"/>
          <draw:frame presentation:style-name="pr3" draw:text-style-name="P7" draw:layer="layout" svg:width="17.271cm" svg:height="12.572cm" svg:x="2.159cm" svg:y="13.271cm" presentation:class="notes">
            <draw:text-box>
              <text:list text:style-name="L3">
                <text:list-item>
                  <text:list>
                    <text:list-item>
                      <text:p text:style-name="P14">Search for <text:span text:style-name="T7">walking</text:span> (shows stemming and 82 docs)</text:p>
                    </text:list-item>
                  </text:list>
                </text:list-item>
              </text:list>
            </draw:text-box>
          </draw:frame>
        </presentation:notes>
      </draw:page>
      <draw:page draw:name="page45" draw:style-name="dp1" draw:master-page-name="Default" presentation:presentation-page-layout-name="AL2T1">
        <draw:frame draw:style-name="gr3" draw:text-style-name="P9" draw:layer="layout" svg:width="13.125cm" svg:height="12.949cm" svg:x="8.275cm" svg:y="0.851cm">
          <draw:image xlink:href="Pictures/10000201000003E20000040B7534A39459701174.png" xlink:type="simple" xlink:show="embed" xlink:actuate="onLoad" loext:mime-type="image/png">
            <text:p/>
          </draw:image>
        </draw:frame>
        <presentation:notes draw:style-name="dp2">
          <draw:page-thumbnail draw:style-name="gr1" draw:layer="layout" svg:width="18.624cm" svg:height="10.476cm" svg:x="1.482cm" svg:y="2.123cm" draw:page-number="45" presentation:class="page"/>
          <draw:frame presentation:style-name="pr3" draw:text-style-name="P7" draw:layer="layout" svg:width="17.271cm" svg:height="12.572cm" svg:x="2.159cm" svg:y="13.271cm" presentation:class="notes">
            <draw:text-box>
              <text:list text:style-name="L3">
                <text:list-item>
                  <text:list>
                    <text:list-item>
                      <text:p text:style-name="P14">Search for <text:span text:style-name="T7">"walking"</text:span><text:span text:style-name="T8"> (exact phrase, 49 docs)</text:span></text:p>
                    </text:list-item>
                  </text:list>
                </text:list-item>
              </text:list>
            </draw:text-box>
          </draw:frame>
        </presentation:notes>
      </draw:page>
      <draw:page draw:name="page46" draw:style-name="dp1" draw:master-page-name="Default" presentation:presentation-page-layout-name="AL2T1">
        <draw:frame draw:style-name="gr3" draw:text-style-name="P9" draw:layer="layout" svg:width="18.544cm" svg:height="13.069cm" svg:x="5.456cm" svg:y="0.8cm">
          <draw:image xlink:href="Pictures/10000201000003D1000002C381392C88822570B8.png" xlink:type="simple" xlink:show="embed" xlink:actuate="onLoad" loext:mime-type="image/png">
            <text:p/>
          </draw:image>
        </draw:frame>
        <presentation:notes draw:style-name="dp2">
          <draw:page-thumbnail draw:style-name="gr1" draw:layer="layout" svg:width="18.624cm" svg:height="10.476cm" svg:x="1.482cm" svg:y="2.123cm" draw:page-number="46" presentation:class="page"/>
          <draw:frame presentation:style-name="pr3" draw:text-style-name="P7" draw:layer="layout" svg:width="17.271cm" svg:height="12.572cm" svg:x="2.159cm" svg:y="13.271cm" presentation:class="notes">
            <draw:text-box>
              <text:list text:style-name="L3">
                <text:list-item>
                  <text:list>
                    <text:list-item>
                      <text:p text:style-name="P14"><text:span text:style-name="T8">Add Poems filter (down to two docs)</text:span></text:p>
                    </text:list-item>
                  </text:list>
                </text:list-item>
              </text:list>
            </draw:text-box>
          </draw:frame>
        </presentation:notes>
      </draw:page>
      <draw:page draw:name="page47" draw:style-name="dp1" draw:master-page-name="Default" presentation:presentation-page-layout-name="AL2T1">
        <draw:frame draw:style-name="gr3" draw:text-style-name="P9" draw:layer="layout" svg:width="19.2cm" svg:height="13.4cm" svg:x="5.2cm" svg:y="1.4cm">
          <draw:image xlink:href="Pictures/10000201000003A20000029EEF7F865281E6F537.png" xlink:type="simple" xlink:show="embed" xlink:actuate="onLoad" loext:mime-type="image/png">
            <text:p/>
          </draw:image>
        </draw:frame>
        <presentation:notes draw:style-name="dp2">
          <draw:page-thumbnail draw:style-name="gr1" draw:layer="layout" svg:width="18.624cm" svg:height="10.476cm" svg:x="1.482cm" svg:y="2.123cm" draw:page-number="47" presentation:class="page"/>
          <draw:frame presentation:style-name="pr3" draw:text-style-name="P7" draw:layer="layout" svg:width="17.271cm" svg:height="12.572cm" svg:x="2.159cm" svg:y="13.271cm" presentation:class="notes">
            <draw:text-box>
              <text:list text:style-name="L3">
                <text:list-item>
                  <text:list>
                    <text:list-item>
                      <text:p text:style-name="P14"><text:span text:style-name="T8">Remove Poems filter, add 1820 From date (1 doc)</text:span></text:p>
                    </text:list-item>
                  </text:list>
                </text:list-item>
              </text:list>
            </draw:text-box>
          </draw:frame>
        </presentation:notes>
      </draw:page>
      <draw:page draw:name="page48" draw:style-name="dp1" draw:master-page-name="Default" presentation:presentation-page-layout-name="AL2T1">
        <draw:frame presentation:style-name="pr4" draw:text-style-name="P4" draw:layer="layout" svg:width="25.199cm" svg:height="2.629cm" svg:x="1.4cm" svg:y="0.628cm" presentation:class="title">
          <draw:text-box>
            <text:p>The Winnifred Eaton Archive</text:p>
          </draw:text-box>
        </draw:frame>
        <presentation:notes draw:style-name="dp2">
          <draw:page-thumbnail draw:style-name="gr1" draw:layer="layout" svg:width="18.624cm" svg:height="10.476cm" svg:x="1.482cm" svg:y="2.123cm" draw:page-number="48" presentation:class="page"/>
          <draw:frame presentation:style-name="pr3" draw:text-style-name="P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draw:style-name="gr3" draw:text-style-name="P9" draw:layer="layout" svg:width="15.8cm" svg:height="14.55cm" svg:x="5.8cm" svg:y="0.45cm">
          <draw:image xlink:href="Pictures/10000201000004ED0000047912A22AEF0195A070.png" xlink:type="simple" xlink:show="embed" xlink:actuate="onLoad" loext:mime-type="image/png">
            <text:p/>
          </draw:image>
        </draw:frame>
        <presentation:notes draw:style-name="dp2">
          <draw:page-thumbnail draw:style-name="gr1" draw:layer="layout" svg:width="18.624cm" svg:height="10.476cm" svg:x="1.482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draw:style-name="gr3" draw:text-style-name="P9" draw:layer="layout" svg:width="17.649cm" svg:height="13.75cm" svg:x="5.151cm" svg:y="1.05cm">
          <draw:image xlink:href="Pictures/10000201000005610000042F05FCB87BF45F7A21.png" xlink:type="simple" xlink:show="embed" xlink:actuate="onLoad" loext:mime-type="image/png">
            <text:p/>
          </draw:image>
        </draw:frame>
        <presentation:notes draw:style-name="dp2">
          <draw:page-thumbnail draw:style-name="gr1" draw:layer="layout" svg:width="18.624cm" svg:height="10.476cm" svg:x="1.482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draw:style-name="gr9" draw:text-style-name="P9" draw:layer="layout" svg:width="22.399cm" svg:height="14.536cm" svg:x="2.6cm" svg:y="0.463cm">
          <draw:image xlink:href="Pictures/10000201000006420000041E24EC2E7DD04855CF.png" xlink:type="simple" xlink:show="embed" xlink:actuate="onLoad" loext:mime-type="image/png">
            <text:p/>
          </draw:image>
        </draw:frame>
        <presentation:notes draw:style-name="dp2">
          <draw:page-thumbnail draw:style-name="gr1" draw:layer="layout" svg:width="18.624cm" svg:height="10.476cm" svg:x="1.482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draw:style-name="gr10" draw:text-style-name="P9" draw:layer="layout" svg:width="23.687cm" svg:height="15.213cm" svg:x="2.2cm" svg:y="0.187cm">
          <draw:image xlink:href="Pictures/10000201000006520000041E8AA17D8B3C0B0A53.png" xlink:type="simple" xlink:show="embed" xlink:actuate="onLoad" loext:mime-type="image/png">
            <text:p/>
          </draw:image>
        </draw:frame>
        <presentation:notes draw:style-name="dp2">
          <draw:page-thumbnail draw:style-name="gr1" draw:layer="layout" svg:width="18.624cm" svg:height="10.476cm" svg:x="1.482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4" draw:text-style-name="P4" draw:layer="layout" svg:width="25.199cm" svg:height="2.629cm" svg:x="1.4cm" svg:y="0.628cm" presentation:class="title">
          <draw:text-box>
            <text:p>Digital Victorian Periodical Poetry</text:p>
          </draw:text-box>
        </draw:frame>
        <draw:frame presentation:style-name="pr6" draw:text-style-name="P4" draw:layer="layout" svg:width="25.199cm" svg:height="9.134cm" svg:x="1.4cm" svg:y="4.885cm" presentation:class="outline" presentation:user-transformed="true">
          <draw:text-box>
            <text:list text:style-name="L3">
              <text:list-item>
                <text:p>Multiple search pages/indexes</text:p>
              </text:list-item>
              <text:list-item>
                <text:p>Different purposes</text:p>
              </text:list-item>
              <text:list-item>
                <text:p>Different configurations and filters</text:p>
              </text:list-item>
            </text:list>
          </draw:text-box>
        </draw:frame>
        <presentation:notes draw:style-name="dp2">
          <draw:page-thumbnail draw:style-name="gr1" draw:layer="layout" svg:width="18.624cm" svg:height="10.476cm" svg:x="1.482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draw:style-name="gr3" draw:text-style-name="P9" draw:layer="layout" svg:width="19.344cm" svg:height="15.749cm" svg:x="4.328cm" svg:y="-0.027cm">
          <draw:image xlink:href="Pictures/100002010000047A000003A581A1133A28EB583B.png" xlink:type="simple" xlink:show="embed" xlink:actuate="onLoad" loext:mime-type="image/png">
            <text:p/>
          </draw:image>
        </draw:frame>
        <presentation:notes draw:style-name="dp2">
          <draw:page-thumbnail draw:style-name="gr1" draw:layer="layout" svg:width="18.624cm" svg:height="10.476cm" svg:x="1.482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4" draw:text-style-name="P4" draw:layer="layout" svg:width="25.199cm" svg:height="2.629cm" svg:x="1.4cm" svg:y="0.628cm" presentation:class="title">
          <draw:text-box>
            <text:p>Other features</text:p>
          </draw:text-box>
        </draw:frame>
        <draw:frame presentation:style-name="pr5" draw:text-style-name="P4" draw:layer="layout" svg:width="25.199cm" svg:height="9.134cm" svg:x="1.4cm" svg:y="3.685cm" presentation:class="outline">
          <draw:text-box>
            <text:list text:style-name="L3">
              <text:list-header>
                <text:p>Pluggable stemmers (currently we have only Modern English and the “identity” stemmer).</text:p>
                <text:p/>
              </text:list-header>
            </text:list>
          </draw:text-box>
        </draw:frame>
        <presentation:notes draw:style-name="dp2">
          <draw:page-thumbnail draw:style-name="gr1" draw:layer="layout" svg:width="18.624cm" svg:height="10.476cm" svg:x="1.482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4" draw:text-style-name="P4" draw:layer="layout" svg:width="25.199cm" svg:height="2.629cm" svg:x="1.4cm" svg:y="0.628cm" presentation:class="title">
          <draw:text-box>
            <text:p>Next steps</text:p>
          </draw:text-box>
        </draw:frame>
        <draw:frame presentation:style-name="pr6" draw:text-style-name="P4" draw:layer="layout" svg:width="25.199cm" svg:height="9.134cm" svg:x="1.4cm" svg:y="3.685cm" presentation:class="outline">
          <draw:text-box>
            <text:list text:style-name="L3">
              <text:list-item>
                <text:p>A Modern French stemmer</text:p>
              </text:list-item>
              <text:list-item>
                <text:p>Enhanced English and French stemmers for Early Modern texts</text:p>
              </text:list-item>
              <text:list-item>
                <text:p>Option to strip diacritics before stemming</text:p>
                <text:p/>
              </text:list-item>
            </text:list>
          </draw:text-box>
        </draw:frame>
        <presentation:notes draw:style-name="dp2">
          <draw:page-thumbnail draw:style-name="gr1" draw:layer="layout" svg:width="18.624cm" svg:height="10.476cm" svg:x="1.482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4" draw:text-style-name="P4" draw:layer="layout" svg:width="25.199cm" svg:height="2.629cm" svg:x="1.4cm" svg:y="0.628cm" presentation:class="title">
          <draw:text-box>
            <text:p>Dev time amortization</text:p>
          </draw:text-box>
        </draw:frame>
        <draw:frame presentation:style-name="pr6" draw:text-style-name="P4" draw:layer="layout" svg:width="25.199cm" svg:height="9.134cm" svg:x="1.4cm" svg:y="3.685cm" presentation:class="outline">
          <draw:text-box>
            <text:list text:style-name="L3">
              <text:list-item>
                <text:p>1 year of work</text:p>
              </text:list-item>
              <text:list-item>
                <text:p>2 contributors, 2 institutions</text:p>
              </text:list-item>
              <text:list-item>
                <text:p>Approx 11,000 lines of code</text:p>
              </text:list-item>
              <text:list-item>
                <text:p>Nine projects supported and counting</text:p>
              </text:list-item>
              <text:list-item>
                <text:p>Value-for-money increases with every project</text:p>
              </text:list-item>
            </text:list>
          </draw:text-box>
        </draw:frame>
        <presentation:notes draw:style-name="dp2">
          <draw:page-thumbnail draw:style-name="gr1" draw:layer="layout" svg:width="18.624cm" svg:height="10.476cm" svg:x="1.482cm" svg:y="2.123cm" draw:page-number="57" presentation:class="page"/>
          <draw:frame presentation:style-name="pr3" draw:text-style-name="P7" draw:layer="layout" svg:width="17.271cm" svg:height="12.572cm" svg:x="2.159cm" svg:y="13.271cm" presentation:class="notes">
            <draw:text-box>
              <text:p>Lines-of-code calculation:</text:p>
              <text:p/>
              <text:p>git ls-files **.x* **.js **.odd **.css **.md | xargs wc -l</text:p>
              <text:p/>
              <text:p/>
            </draw:text-box>
          </draw:frame>
        </presentation:notes>
      </draw:page>
      <draw:page draw:name="page58" draw:style-name="dp1" draw:master-page-name="Default" presentation:presentation-page-layout-name="AL2T1">
        <draw:frame presentation:style-name="pr4" draw:text-style-name="P4" draw:layer="layout" svg:width="25.199cm" svg:height="2.629cm" svg:x="1.4cm" svg:y="0.628cm" presentation:class="title">
          <draw:text-box>
            <text:p>Takeaways</text:p>
          </draw:text-box>
        </draw:frame>
        <draw:frame presentation:style-name="pr6" draw:text-style-name="P4" draw:layer="layout" svg:width="25.199cm" svg:height="9cm" svg:x="1.4cm" svg:y="4.4cm" presentation:class="outline" presentation:user-transformed="true">
          <draw:text-box>
            <text:list text:style-name="L3">
              <text:list-item>
                <text:p>A DH Centre like HCMC massively multiplies the value of developer time</text:p>
              </text:list-item>
              <text:list-item>
                <text:p>Developer collaborations between institutions add more value</text:p>
              </text:list-item>
              <text:list-item>
                <text:p>Minimize custom project code, maximize reusable code</text:p>
              </text:list-item>
            </text:list>
          </draw:text-box>
        </draw:frame>
        <presentation:notes draw:style-name="dp2">
          <draw:page-thumbnail draw:style-name="gr1" draw:layer="layout" svg:width="18.624cm" svg:height="10.476cm" svg:x="1.482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4" draw:text-style-name="P4" draw:layer="layout" svg:width="25.199cm" svg:height="2.629cm" svg:x="1.4cm" svg:y="0.628cm" presentation:class="title">
          <draw:text-box>
            <text:p>Resources</text:p>
          </draw:text-box>
        </draw:frame>
        <draw:frame presentation:style-name="pr5" draw:text-style-name="P4" draw:layer="layout" svg:width="25.199cm" svg:height="9.134cm" svg:x="1.4cm" svg:y="3.685cm" presentation:class="outline" presentation:user-transformed="true">
          <draw:text-box>
            <text:list text:style-name="L3">
              <text:list-item>
                <text:p>Get the code: <text:a xlink:href="https://github.com/projectEndings/staticSearch" xlink:type="simple">https://github.com/projectEndings/staticSearch</text:a></text:p>
              </text:list-item>
              <text:list-item>
                <text:p>Read the documentation: <text:line-break/><text:a xlink:href="https://endings.uvic.ca/staticSearch/docs/" xlink:type="simple">https://endings.uvic.ca/staticSearch/docs/</text:a></text:p>
                <text:p/>
              </text:list-item>
            </text:list>
          </draw:text-box>
        </draw:frame>
        <presentation:notes draw:style-name="dp2">
          <draw:page-thumbnail draw:style-name="gr1" draw:layer="layout" svg:width="18.624cm" svg:height="10.476cm" svg:x="1.482cm" svg:y="2.123cm" draw:page-number="59" presentation:class="page"/>
          <draw:frame presentation:style-name="pr3"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4" draw:text-style-name="P4" draw:layer="layout" svg:width="25.199cm" svg:height="2.629cm" svg:x="1.4cm" svg:y="0.628cm" presentation:class="title">
          <draw:text-box>
            <text:p>Thanks!</text:p>
          </draw:text-box>
        </draw:frame>
        <draw:frame presentation:style-name="pr5" draw:text-style-name="P4" draw:layer="layout" svg:width="25.199cm" svg:height="9.134cm" svg:x="1.4cm" svg:y="3.685cm" presentation:class="outline">
          <draw:text-box>
            <text:list text:style-name="L3">
              <text:list-item>
                <text:p>HCMC, University of Victoria</text:p>
              </text:list-item>
              <text:list-item>
                <text:p>DHIL, Simon Fraser University</text:p>
              </text:list-item>
              <text:list-item>
                <text:p>Social Sciences and Humanities Research Council</text:p>
              </text:list-item>
            </text:list>
          </draw:text-box>
        </draw:frame>
        <presentation:notes draw:style-name="dp2">
          <draw:page-thumbnail draw:style-name="gr1" draw:layer="layout" svg:width="18.624cm" svg:height="10.476cm" svg:x="1.482cm" svg:y="2.123cm" draw:page-number="60"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fo:min-height="8.884cm">
        <text:list-style style:name="Default-outline1">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AR PL SungtiL GB" style:font-family-asian="'AR PL SungtiL GB'" style:font-family-generic-asian="system" style:font-pitch-asian="variable" style:font-size-asian="32pt" style:language-asian="zh" style:country-asian="CN" style:font-style-asian="normal" style:font-weight-asian="normal" style:font-name-complex="Lohit Devanagari"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svg:stroke-color="#3465a4"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9</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9</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9</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1T15:36:07.322692684</meta:creation-date>
    <dc:date>2020-10-22T10:59:35.048346858</dc:date>
    <meta:editing-duration>PT4H30M18S</meta:editing-duration>
    <meta:editing-cycles>52</meta:editing-cycles>
    <meta:generator>LibreOffice/6.4.6.2$Linux_X86_64 LibreOffice_project/40$Build-2</meta:generator>
    <meta:print-date>2020-10-06T17:07:23.623638419</meta:print-date>
    <meta:document-statistic meta:object-count="251"/>
  </office:meta>
</office:document-meta>
</file>